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imSun1" svg:font-family="SimSun"/>
    <style:font-face style:name="Symbol" svg:font-family="Symbol" style:font-family-generic="roman"/>
    <style:font-face style:name="Times New Roman" svg:font-family="'Times New Roman'" style:font-family-generic="roman"/>
    <style:font-face style:name="Andale Mono" svg:font-family="'Andale Mono'" style:font-pitch="fixed"/>
    <style:font-face style:name="Arial3" svg:font-family="Arial" style:font-pitch="variable"/>
    <style:font-face style:name="SimSun" svg:font-family="SimSu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Noto Sans Mono CJK TC Regular" svg:font-family="'Noto Sans Mono CJK TC Regular'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1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1" fo:border-bottom="0.5pt solid #000001"/>
    </style:style>
    <style:style style:name="Table2" style:family="table">
      <style:table-properties style:width="17cm" fo:margin-left="-0.206cm" fo:margin-top="0cm" fo:margin-bottom="0cm" table:align="left"/>
    </style:style>
    <style:style style:name="Table2.A" style:family="table-column">
      <style:table-column-properties style:column-width="9.209cm"/>
    </style:style>
    <style:style style:name="Table2.B" style:family="table-column">
      <style:table-column-properties style:column-width="7.791cm"/>
    </style:style>
    <style:style style:name="Table2.1" style:family="table-row">
      <style:table-row-properties style:min-row-height="0.988cm" fo:keep-together="auto"/>
    </style:style>
    <style:style style:name="Table2.A1" style:family="table-cell">
      <style:table-cell-properties style:vertical-align="" fo:background-color="transparent" fo:padding="0.176cm" fo:border="1pt solid #000001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style:min-row-height="1.439cm" fo:keep-together="auto"/>
    </style:style>
    <style:style style:name="Table2.A4" style:family="table-cell">
      <style:table-cell-properties style:vertical-align="" fo:background-color="transparent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75cm" fo:margin-bottom="0cm" loext:contextual-spacing="false" fo:line-height="100%" fo:text-align="end" style:justify-single-word="false" fo:text-indent="0cm" style:auto-text-indent="false" fo:break-before="page" fo:padding="0cm" fo:border="none"/>
      <style:text-properties style:text-position="0% 100%" style:font-name="Times New Roman1" fo:font-size="12pt" fo:font-weight="normal" style:font-name-asian="Times New Roman2" style:font-size-asian="12pt" style:font-weight-asian="normal" style:font-name-complex="Times New Roman2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1" fo:font-size="14pt" officeooo:rsid="001ed491" officeooo:paragraph-rsid="001ed491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1" fo:font-size="14pt" officeooo:rsid="001ff409" officeooo:paragraph-rsid="001ff409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1" fo:font-size="14pt" officeooo:rsid="003f1e48" officeooo:paragraph-rsid="003f1e48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 style:vertical-align="auto"/>
      <style:text-properties fo:color="#000000" style:font-name="Times New Roman" fo:font-size="14pt" fo:language="ru" fo:country="RU" fo:font-style="normal" officeooo:rsid="00289535" officeooo:paragraph-rsid="00349f29" fo:background-color="#ffffff" style:font-name-asian="Times New Roman2" style:font-size-asian="14pt" style:language-asian="ru" style:country-asian="RU" style:font-style-asian="normal" style:font-name-complex="Times New Roman" style:font-size-complex="14pt" style:font-style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ff0000" style:font-name="Times New Roman1" fo:font-size="14pt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ff0000" style:font-name="Times New Roman1" fo:font-size="14pt" officeooo:paragraph-rsid="002a2700" style:font-name-asian="Times New Roman2" style:font-size-asian="14pt" style:font-name-complex="Times New Roman2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officeooo:paragraph-rsid="001b845c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officeooo:paragraph-rsid="0046a211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padding="0cm" fo:border="none"/>
      <style:text-properties fo:font-variant="normal" fo:text-transform="none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use-window-font-color="true" style:font-name="Times New Roman1" fo:font-size="14pt" fo:font-style="normal" fo:background-color="#ffffff" style:font-name-asian="Times New Roman2" style:font-size-asian="14pt" style:font-style-asian="normal" style:font-name-complex="Times New Roman2" style:font-size-complex="14pt" style:font-style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officeooo:paragraph-rsid="00456bc3" style:font-name-asian="Times New Roman2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8000" fo:font-size="10pt" style:font-size-asian="10pt" style:font-size-complex="10pt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8000" fo:font-size="10pt" officeooo:paragraph-rsid="00401ce0" style:font-size-asian="10pt" style:font-size-complex="10pt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fo:font-size="10pt" style:font-size-asian="10pt" style:font-size-complex="10pt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fo:font-size="10pt" officeooo:paragraph-rsid="00401ce0" style:font-size-asian="10pt" style:font-size-complex="10pt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401ce0" style:font-size-asian="10pt" style:font-size-complex="10pt"/>
    </style:style>
    <style:style style:name="P21" style:family="paragraph" style:parent-style-name="Standard">
      <style:paragraph-properties fo:margin-left="0cm" fo:margin-right="0cm" fo:margin-top="0.319cm" fo:margin-bottom="0cm" loext:contextual-spacing="false" fo:line-height="120%" fo:text-align="justify" style:justify-single-word="false" fo:keep-together="auto" fo:orphans="2" fo:widows="2" fo:text-indent="0cm" style:auto-text-indent="false" fo:break-before="auto" fo:break-after="auto" fo:keep-with-next="auto" style:text-autospace="none" style:punctuation-wrap="hanging" style:line-break="strict" style:vertical-align="auto" style:snap-to-layout-grid="true" style:writing-mode="lr-tb"/>
      <style:text-properties style:font-name="Times New Roman" fo:font-size="5pt" fo:language="ru" fo:country="RU" fo:font-weight="normal" officeooo:paragraph-rsid="0046a211" style:font-name-asian="Symbol" style:font-size-asian="5pt" style:language-asian="ru" style:country-asian="RU" style:font-weight-asian="normal" style:font-name-complex="Times New Roman" style:font-size-complex="5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>
        <style:tab-stops>
          <style:tab-stop style:position="17.002cm" style:type="right"/>
        </style:tab-stops>
      </style:paragraph-properties>
      <style:text-properties fo:background-color="transparent"/>
    </style:style>
    <style:style style:name="P2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officeooo:paragraph-rsid="00456bc3"/>
    </style:style>
    <style:style style:name="P26" style:family="paragraph" style:parent-style-name="Standard">
      <style:paragraph-properties fo:margin-top="0cm" fo:margin-bottom="0cm" loext:contextual-spacing="false" fo:line-height="100%" fo:padding="0cm" fo:border="none"/>
      <style:text-properties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 fo:padding="0cm" fo:border="none"/>
      <style:text-properties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style:use-window-font-color="true" style:text-position="0% 100%" style:font-name="Times New Roman1" fo:font-size="14pt" fo:font-weight="normal" officeooo:rsid="000ffa94" officeooo:paragraph-rsid="000ffa94" style:font-name-asian="Times New Roman2" style:font-size-asian="14pt" style:font-weight-asian="normal" style:font-name-complex="Times New Roman2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font-variant="small-caps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font-variant="normal" fo:text-transform="none"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/>
    </style:style>
    <style:style style:name="P33" style:family="paragraph" style:parent-style-name="Standard">
      <style:paragraph-properties fo:margin-top="0cm" fo:margin-bottom="1.251cm" loext:contextual-spacing="false" fo:line-height="100%" fo:padding="0cm" fo:border="none"/>
      <style:text-properties style:text-position="0% 100%" style:font-name="Times New Roman1" fo:font-size="12pt" fo:font-weight="normal" style:font-name-asian="Times New Roman2" style:font-size-asian="12pt" style:font-weight-asian="normal" style:font-name-complex="Times New Roman2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break-before="auto" fo:break-after="auto" fo:padding="0cm" fo:border="none" fo:keep-with-next="auto" style:text-autospace="ideograph-alpha" style:punctuation-wrap="hanging" style:line-break="strict" style:vertical-align="auto" style:snap-to-layout-grid="true" style:writing-mode="lr-tb"/>
      <style:text-properties style:use-window-font-color="true" style:font-name="Times New Roman1" fo:font-size="14pt" officeooo:paragraph-rsid="00456bc3" style:font-name-asian="Times New Roman2" style:font-size-asian="14pt" style:font-name-complex="Times New Roman2" style:font-size-complex="14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Times New Roman1" fo:font-size="14pt" officeooo:paragraph-rsid="0016c9ac" style:font-name-asian="Times New Roman2" style:font-size-asian="14pt" style:font-name-complex="Times New Roman2" style:font-size-complex="14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Times New Roman1" fo:font-size="14pt" fo:font-weight="bold" officeooo:paragraph-rsid="0033ebd5" style:font-name-asian="Times New Roman2" style:font-size-asian="14pt" style:font-weight-asian="bold" style:font-name-complex="Times New Roman2" style:font-size-complex="14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Times New Roman1" fo:font-size="14pt" officeooo:paragraph-rsid="00456bc3" style:font-size-asian="14pt" style:font-name-complex="Times New Roman2" style:font-size-complex="14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use-window-font-color="true" fo:font-style="normal" officeooo:rsid="0014f19c" officeooo:paragraph-rsid="0039a41b" style:font-style-asian="normal" style:font-style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fo:language="ru" fo:country="RU" officeooo:paragraph-rsid="0016c9ac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officeooo:paragraph-rsid="003ae5d8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reak-before="page" fo:padding="0cm" fo:border="none"/>
      <style:text-properties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reak-before="page" fo:padding="0cm" fo:border="non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46" style:family="paragraph" style:parent-style-name="Standard">
      <style:paragraph-properties fo:margin-left="0cm" fo:margin-right="-0.002cm" fo:line-height="120%" fo:text-align="justify" style:justify-single-word="false" fo:text-indent="1cm" style:auto-text-indent="false"/>
      <style:text-properties officeooo:paragraph-rsid="0046a211"/>
    </style:style>
    <style:style style:name="P47" style:family="paragraph" style:parent-style-name="Standard">
      <style:paragraph-properties fo:margin-left="0cm" fo:margin-right="-0.002cm" fo:line-height="120%" fo:text-align="justify" style:justify-single-word="false" fo:text-indent="1cm" style:auto-text-indent="false"/>
      <style:text-properties fo:font-size="12pt" fo:language="en" fo:country="US" fo:font-style="normal" officeooo:paragraph-rsid="0046a211" style:font-name-asian="Symbol" style:font-size-asian="12pt" style:font-style-asian="normal" style:font-size-complex="12pt" style:font-style-complex="italic"/>
    </style:style>
    <style:style style:name="P48" style:family="paragraph" style:parent-style-name="Standard">
      <style:paragraph-properties fo:margin-left="0cm" fo:margin-right="0.004cm" fo:line-height="120%" fo:text-align="justify" style:justify-single-word="false" fo:text-indent="0.97cm" style:auto-text-indent="false" style:text-autospace="none"/>
      <style:text-properties fo:font-size="12pt" fo:language="ru" fo:country="RU" fo:font-weight="normal" officeooo:paragraph-rsid="0046a211" style:font-name-asian="Symbol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>
      <style:paragraph-properties fo:margin-left="0cm" fo:margin-right="0.004cm" fo:line-height="120%" fo:text-align="justify" style:justify-single-word="false" fo:text-indent="0.97cm" style:auto-text-indent="false" style:text-autospace="none"/>
      <style:text-properties fo:font-size="12pt" fo:language="en" fo:country="US" fo:font-weight="normal" officeooo:paragraph-rsid="0046a211" style:font-name-asian="Symbol" style:font-size-asian="12pt" style:font-weight-asian="normal" style:font-name-complex="Times New Roman" style:font-size-complex="12pt" style:font-weight-complex="normal"/>
    </style:style>
    <style:style style:name="P50" style:family="paragraph" style:parent-style-name="Standard">
      <style:paragraph-properties fo:margin-left="0cm" fo:margin-right="0.004cm" fo:line-height="120%" fo:text-align="justify" style:justify-single-word="false" fo:text-indent="0.97cm" style:auto-text-indent="false" style:text-autospace="none"/>
      <style:text-properties officeooo:paragraph-rsid="0046a211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000000" style:font-name="Times New Roman" fo:font-size="14pt" fo:language="ru" fo:country="RU" fo:font-style="normal" officeooo:rsid="00289535" officeooo:paragraph-rsid="0046a211" fo:background-color="#ffffff" style:font-name-asian="Symbol" style:font-size-asian="14pt" style:language-asian="ru" style:country-asian="RU" style:font-style-asian="normal" style:font-name-complex="Times New Roman" style:font-size-complex="14pt" style:font-style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padding="0cm" fo:border="none"/>
      <style:text-properties fo:color="#000000" style:font-name="Times New Roman" fo:font-size="14pt" fo:language="ru" fo:country="RU" fo:font-style="normal" officeooo:rsid="00289535" officeooo:paragraph-rsid="0046a211" fo:background-color="#ffffff" style:font-name-asian="Symbol" style:font-size-asian="14pt" style:language-asian="ru" style:country-asian="RU" style:font-style-asian="normal" style:font-name-complex="Times New Roman" style:font-size-complex="14pt" style:font-style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fo:color="#000000" style:font-name="Times New Roman" fo:font-size="14pt" fo:language="ru" fo:country="RU" fo:font-style="normal" fo:font-weight="normal" officeooo:rsid="00289535" officeooo:paragraph-rsid="0046a211" fo:background-color="#ffffff" style:font-name-asian="Symbol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Times New Roman1" fo:font-size="14pt" officeooo:rsid="004aa827" officeooo:paragraph-rsid="004aa827" style:font-name-asian="Times New Roman2" style:font-size-asian="14pt" style:font-name-complex="Times New Roman2" style:font-size-complex="14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Times New Roman1" fo:font-size="14pt" officeooo:rsid="003f1e48" officeooo:paragraph-rsid="003f1e48" style:font-name-asian="Times New Roman2" style:font-size-asian="14pt" style:font-name-complex="Times New Roman2" style:font-size-complex="14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1" fo:font-size="14pt" officeooo:rsid="004aa827" officeooo:paragraph-rsid="004aa827" style:font-name-asian="Times New Roman2" style:font-size-asian="14pt" style:font-name-complex="Times New Roman2" style:font-size-complex="14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1" fo:font-size="14pt" officeooo:rsid="003f1e48" officeooo:paragraph-rsid="003f1e48" style:font-name-asian="Times New Roman2" style:font-size-asian="14pt" style:font-name-complex="Times New Roman2" style:font-size-complex="14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padding="0cm" fo:border="none"/>
      <style:text-properties fo:color="#000000" style:font-name="Times New Roman" fo:font-size="14pt" fo:language="ru" fo:country="RU" fo:font-style="normal" officeooo:rsid="00289535" officeooo:paragraph-rsid="0046a211" fo:background-color="#ffffff" style:font-name-asian="Symbol" style:font-size-asian="14pt" style:language-asian="ru" style:country-asian="RU" style:font-style-asian="normal" style:font-name-complex="Times New Roman" style:font-size-complex="14pt" style:font-style-complex="normal"/>
    </style:style>
    <style:style style:name="P59" style:family="paragraph" style:parent-style-name="Standard" style:master-page-name="First_20_Page">
      <style:paragraph-properties fo:margin-top="0cm" fo:margin-bottom="0cm" loext:contextual-spacing="false" fo:line-height="100%" fo:text-align="center" style:justify-single-word="false" style:page-number="1" fo:padding="0cm" fo:border="none"/>
      <style:text-properties fo:font-variant="small-caps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60" style:family="paragraph" style:parent-style-name="Standard">
      <style:paragraph-properties fo:margin-top="0cm" fo:margin-bottom="0cm" loext:contextual-spacing="false" fo:line-height="100%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officeooo:paragraph-rsid="0049de81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officeooo:rsid="0049de81" officeooo:paragraph-rsid="0049de81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Courier New" fo:font-size="10pt" officeooo:rsid="0048b77e" officeooo:paragraph-rsid="0048b77e" style:font-name-asian="Courier New1" style:font-size-asian="10pt" style:font-name-complex="Courier New1" style:font-size-complex="10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font-name="Courier New" fo:font-size="10pt" officeooo:paragraph-rsid="003ae5d8" style:font-name-asian="Courier New1" style:font-size-asian="10pt" style:font-name-complex="Courier New1" style:font-size-complex="10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padding="0cm" fo:border="none"/>
      <style:text-properties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reak-before="page" fo:padding="0cm" fo:border="none"/>
      <style:text-properties style:font-name="Courier New" fo:font-size="10pt" officeooo:paragraph-rsid="003ae5d8" style:font-name-asian="Courier New1" style:font-size-asian="10pt" style:font-name-complex="Courier New1" style:font-size-complex="10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reak-before="page" fo:padding="0cm" fo:border="none"/>
      <style:text-properties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break-before="auto" fo:break-after="auto" fo:padding="0cm" fo:border="none" fo:keep-with-next="auto" style:text-autospace="ideograph-alpha" style:punctuation-wrap="hanging" style:line-break="strict" style:vertical-align="auto" style:snap-to-layout-grid="true" style:writing-mode="lr-tb"/>
      <style:text-properties style:use-window-font-color="true" style:font-name="Times New Roman1" fo:font-size="14pt" officeooo:rsid="002a2700" officeooo:paragraph-rsid="004bb00d" style:font-name-asian="Times New Roman2" style:font-size-asian="14pt" style:font-name-complex="Times New Roman2" style:font-size-complex="14pt"/>
    </style:style>
    <style:style style:name="P69" style:family="paragraph" style:parent-style-name="Preformatted_20_Text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cm" fo:border="none"/>
      <style:text-properties officeooo:paragraph-rsid="0048b77e"/>
    </style:style>
    <style:style style:name="P70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fo:font-size="10pt" style:font-size-asian="10pt" style:font-size-complex="10pt"/>
    </style:style>
    <style:style style:name="P71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fo:font-size="10pt" officeooo:paragraph-rsid="002ab84d" style:font-size-asian="10pt" style:font-size-complex="10pt"/>
    </style:style>
    <style:style style:name="P72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7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2ab84d" style:font-size-asian="10pt" style:font-size-complex="10pt"/>
    </style:style>
    <style:style style:name="P7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401ce0" style:font-size-asian="10pt" style:font-size-complex="10pt"/>
    </style:style>
    <style:style style:name="P75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8000" fo:font-size="10pt" style:font-size-asian="10pt" style:font-size-complex="10pt"/>
    </style:style>
    <style:style style:name="P76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8000" style:font-name="Arial1" fo:font-size="10pt" fo:language="ru" fo:country="RU" fo:font-weight="normal" officeooo:rsid="000ffa94" style:font-name-asian="Times New Roman2" style:font-size-asian="10pt" style:font-weight-asian="normal" style:font-name-complex="Times New Roman2" style:font-size-complex="10pt" style:font-weight-complex="normal"/>
    </style:style>
    <style:style style:name="P77" style:family="paragraph">
      <loext:graphic-properties draw:fill="none" draw:fill-color="#ffffff"/>
      <style:paragraph-properties fo:text-align="center" style:writing-mode="lr-tb"/>
    </style:style>
    <style:style style:name="P78" style:family="paragraph">
      <style:paragraph-properties style:writing-mode="lr-tb"/>
    </style:style>
    <style:style style:name="P79" style:family="paragraph">
      <loext:graphic-properties draw:fill="solid" draw:fill-color="#ffffff"/>
      <style:paragraph-properties style:writing-mode="lr-tb"/>
    </style:style>
    <style:style style:name="P80" style:family="paragraph">
      <loext:graphic-properties draw:fill="none" draw:fill-color="#ffffff"/>
      <style:paragraph-properties style:writing-mode="lr-tb"/>
    </style:style>
    <style:style style:name="P81" style:family="paragraph">
      <style:paragraph-properties fo:margin-left="0cm" fo:margin-right="0cm" fo:margin-top="0.494cm" fo:margin-bottom="0.494cm" fo:text-align="start" fo:text-indent="0cm" style:line-break="strict"/>
    </style:style>
    <style:style style:name="P82" style:family="paragraph">
      <loext:graphic-properties draw:fill="none" draw:fill-color="#ffffff"/>
      <style:paragraph-properties fo:margin-left="0cm" fo:margin-right="0cm" fo:margin-top="0.494cm" fo:margin-bottom="0.494cm" fo:text-align="start" fo:text-indent="0cm" style:line-break="strict" style:writing-mode="lr-tb"/>
    </style:style>
    <style:style style:name="P83" style:family="paragraph">
      <loext:graphic-properties draw:fill="solid" draw:fill-color="#ffff99"/>
      <style:paragraph-properties fo:margin-left="0cm" fo:margin-right="0cm" fo:margin-top="0.494cm" fo:margin-bottom="0.494cm" fo:text-align="start" fo:text-indent="0cm" style:line-break="strict" style:writing-mode="lr-tb"/>
    </style:style>
    <style:style style:name="T1" style:family="text">
      <style:text-properties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2" style:family="text">
      <style:text-properties style:text-position="0% 100%" style:font-name="Times New Roman1" fo:font-size="14pt" fo:font-weight="bold" officeooo:rsid="002cc0a2" style:font-name-asian="Times New Roman2" style:font-size-asian="14pt" style:font-weight-asian="bold" style:font-name-complex="Times New Roman2" style:font-size-complex="14pt"/>
    </style:style>
    <style:style style:name="T3" style:family="text">
      <style:text-properties style:text-position="0% 100%" style:font-name="Times New Roman1" fo:font-size="14pt" fo:font-weight="normal" style:font-name-asian="Times New Roman2" style:font-size-asian="14pt" style:font-weight-asian="normal" style:font-name-complex="Times New Roman2" style:font-size-complex="14pt"/>
    </style:style>
    <style:style style:name="T4" style:family="text">
      <style:text-properties fo:font-variant="normal" fo:text-transform="none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5" style:family="text">
      <style:text-properties fo:font-variant="normal" fo:text-transform="none" style:text-position="0% 100%" style:font-name="Times New Roman1" fo:font-size="14pt" fo:language="ru" fo:country="RU" fo:font-weight="bold" officeooo:rsid="000ffa94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476093" style:font-name-asian="Times New Roman2" style:font-size-asian="14pt" style:font-name-complex="Times New Roman2" style:font-size-complex="14pt"/>
    </style:style>
    <style:style style:name="T9" style:family="text">
      <style:text-properties style:font-name="Times New Roman1" fo:font-size="14pt" officeooo:rsid="0048b77e" style:font-name-asian="Times New Roman2" style:font-size-asian="14pt" style:font-name-complex="Times New Roman2" style:font-size-complex="14pt"/>
    </style:style>
    <style:style style:name="T10" style:family="text">
      <style:text-properties style:font-name="Times New Roman1" fo:font-size="14pt" fo:font-style="italic" style:font-name-asian="Times New Roman2" style:font-size-asian="14pt" style:font-style-asian="italic" style:font-name-complex="Times New Roman2" style:font-size-complex="14pt"/>
    </style:style>
    <style:style style:name="T11" style:family="text">
      <style:text-properties style:font-name="Times New Roman1" fo:font-size="14pt" fo:font-style="italic" officeooo:rsid="003ae5d8" style:font-name-asian="Times New Roman2" style:font-size-asian="14pt" style:font-style-asian="italic" style:font-name-complex="Times New Roman2" style:font-size-complex="14pt"/>
    </style:style>
    <style:style style:name="T12" style:family="text">
      <style:text-properties style:font-name="Times New Roman1" fo:font-size="14pt" style:font-size-asian="14pt" style:font-name-complex="Times New Roman2" style:font-size-complex="14pt"/>
    </style:style>
    <style:style style:name="T13" style:family="text">
      <style:text-properties style:font-name="Times New Roman1" fo:font-size="14pt" fo:font-style="normal" style:font-size-asian="14pt" style:font-style-asian="normal" style:font-name-complex="Times New Roman2" style:font-size-complex="14pt" style:font-style-complex="normal"/>
    </style:style>
    <style:style style:name="T14" style:family="text">
      <style:text-properties style:font-name="Times New Roman1" fo:font-size="14pt" officeooo:rsid="00476093" fo:background-color="#ffffff" loext:char-shading-value="0" style:font-name-asian="Times New Roman2" style:font-size-asian="14pt" style:font-name-complex="Times New Roman2" style:font-size-complex="14pt"/>
    </style:style>
    <style:style style:name="T15" style:family="text">
      <style:text-properties style:font-name="Times New Roman1" fo:font-size="14pt" officeooo:rsid="0048b77e" fo:background-color="#ffffff" loext:char-shading-value="0" style:font-name-asian="Times New Roman2" style:font-size-asian="14pt" style:font-name-complex="Times New Roman2" style:font-size-complex="14pt"/>
    </style:style>
    <style:style style:name="T16" style:family="text">
      <style:text-properties fo:color="#ff0000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17" style:family="text">
      <style:text-properties fo:color="#ff0000" style:font-name="Times New Roman1" fo:font-size="14pt" style:font-name-asian="Times New Roman2" style:font-size-asian="14pt" style:font-name-complex="Times New Roman2" style:font-size-complex="14pt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style:text-position="0% 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20" style:family="text">
      <style:text-properties style:use-window-font-color="true" style:text-position="0% 100%" style:font-name="Times New Roman1" fo:font-size="14pt" fo:font-weight="bold" officeooo:rsid="00456bc3" style:font-name-asian="Times New Roman2" style:font-size-asian="14pt" style:font-weight-asian="bold" style:font-name-complex="Times New Roman2" style:font-size-complex="14pt"/>
    </style:style>
    <style:style style:name="T21" style:family="text">
      <style:text-properties style:use-window-font-color="true" style:text-position="0% 100%" style:font-name="Times New Roman1" fo:font-size="14pt" fo:font-weight="normal" officeooo:rsid="000ffa94" style:font-name-asian="Times New Roman2" style:font-size-asian="14pt" style:font-weight-asian="normal" style:font-name-complex="Times New Roman2" style:font-size-complex="14pt"/>
    </style:style>
    <style:style style:name="T22" style:family="text">
      <style:text-properties style:use-window-font-color="true" style:font-name="Times New Roman1" fo:font-size="14pt" officeooo:rsid="001b845c" style:font-name-asian="Times New Roman2" style:font-size-asian="14pt" style:font-name-complex="Times New Roman2" style:font-size-complex="14pt"/>
    </style:style>
    <style:style style:name="T23" style:family="text">
      <style:text-properties style:use-window-font-color="true" style:font-name="Times New Roman1" fo:font-size="14pt" officeooo:rsid="003be93f" style:font-name-asian="Times New Roman2" style:font-size-asian="14pt" style:font-name-complex="Times New Roman2" style:font-size-complex="14pt"/>
    </style:style>
    <style:style style:name="T24" style:family="text">
      <style:text-properties style:use-window-font-color="true" style:font-name="Times New Roman1" fo:font-size="14pt" officeooo:rsid="0048b77e" style:font-name-asian="Times New Roman2" style:font-size-asian="14pt" style:font-name-complex="Times New Roman2" style:font-size-complex="14pt"/>
    </style:style>
    <style:style style:name="T25" style:family="text">
      <style:text-properties style:use-window-font-color="true" style:font-name="Times New Roman1" fo:font-size="14pt" officeooo:rsid="0049de81" style:font-name-asian="Times New Roman2" style:font-size-asian="14pt" style:font-name-complex="Times New Roman2" style:font-size-complex="14pt"/>
    </style:style>
    <style:style style:name="T26" style:family="text">
      <style:text-properties style:use-window-font-color="true" style:font-name="Times New Roman1" fo:font-size="14pt" fo:font-style="normal" officeooo:rsid="0033ebd5" fo:background-color="#ffffff" loext:char-shading-value="0" style:font-size-asian="14pt" style:font-style-asian="normal" style:font-name-complex="Times New Roman2" style:font-size-complex="14pt" style:font-style-complex="normal"/>
    </style:style>
    <style:style style:name="T27" style:family="text">
      <style:text-properties style:use-window-font-color="true" style:font-name="Times New Roman1" fo:font-size="14pt" fo:font-style="normal" style:font-size-asian="14pt" style:font-style-asian="normal" style:font-name-complex="Times New Roman2" style:font-size-complex="14pt" style:font-style-complex="normal"/>
    </style:style>
    <style:style style:name="T28" style:family="text">
      <style:text-properties style:use-window-font-color="true" style:font-name="Times New Roman1" fo:font-size="14pt" fo:font-style="normal" officeooo:rsid="00456bc3" style:font-size-asian="14pt" style:font-style-asian="normal" style:font-name-complex="Times New Roman2" style:font-size-complex="14pt" style:font-style-complex="normal"/>
    </style:style>
    <style:style style:name="T29" style:family="text">
      <style:text-properties style:use-window-font-color="true" officeooo:rsid="000ffa94"/>
    </style:style>
    <style:style style:name="T30" style:family="text">
      <style:text-properties style:use-window-font-color="true" style:font-name="Times New Roman" fo:font-size="14pt" fo:font-style="normal" officeooo:rsid="0033ebd5" fo:background-color="#ffffff" loext:char-shading-value="0" style:font-name-asian="Symbol" style:font-size-asian="14pt" style:font-style-asian="normal" style:font-name-complex="Times New Roman" style:font-size-complex="14pt" style:font-style-complex="normal"/>
    </style:style>
    <style:style style:name="T31" style:family="text">
      <style:text-properties fo:color="#800080"/>
    </style:style>
    <style:style style:name="T32" style:family="text">
      <style:text-properties fo:color="#808000"/>
    </style:style>
    <style:style style:name="T33" style:family="text">
      <style:text-properties fo:color="#808000" style:font-name="Times New Roman1" fo:font-size="14pt" style:font-name-asian="Times New Roman2" style:font-size-asian="14pt" style:font-name-complex="Times New Roman2" style:font-size-complex="14pt"/>
    </style:style>
    <style:style style:name="T34" style:family="text">
      <style:text-properties fo:color="#c0c0c0"/>
    </style:style>
    <style:style style:name="T35" style:family="text">
      <style:text-properties fo:color="#c0c0c0" style:font-name="Arial1" fo:language="ru" fo:country="RU" fo:font-weight="normal" officeooo:rsid="000ffa94" style:font-name-asian="Times New Roman2" style:font-weight-asian="normal" style:font-name-complex="Times New Roman2" style:font-weight-complex="normal"/>
    </style:style>
    <style:style style:name="T36" style:family="text">
      <style:text-properties fo:color="#000000"/>
    </style:style>
    <style:style style:name="T37" style:family="text"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T38" style:family="text">
      <style:text-properties fo:color="#000000" style:font-name="Times New Roman1" fo:font-size="14pt" officeooo:rsid="0048b77e" style:font-name-asian="Times New Roman2" style:font-size-asian="14pt" style:font-name-complex="Times New Roman2" style:font-size-complex="14pt"/>
    </style:style>
    <style:style style:name="T39" style:family="text">
      <style:text-properties fo:color="#000000" style:font-name="Times New Roman1" fo:font-size="14pt" officeooo:rsid="0049de81" style:font-name-asian="Times New Roman2" style:font-size-asian="14pt" style:font-name-complex="Times New Roman2" style:font-size-complex="14pt"/>
    </style:style>
    <style:style style:name="T40" style:family="text">
      <style:text-properties fo:color="#000000" style:font-name="Times New Roman" fo:language="ru" fo:country="RU" fo:background-color="#ffffff" loext:char-shading-value="0" style:language-asian="ru" style:country-asian="RU" style:font-name-complex="Times New Roman"/>
    </style:style>
    <style:style style:name="T41" style:family="text">
      <style:text-properties fo:color="#000000" style:font-name="Times New Roman" fo:language="ru" fo:country="RU" officeooo:rsid="0037c02e" fo:background-color="#ffffff" loext:char-shading-value="0" style:language-asian="ru" style:country-asian="RU" style:font-name-complex="Times New Roman"/>
    </style:style>
    <style:style style:name="T42" style:family="text">
      <style:text-properties fo:color="#000000" style:font-name="Times New Roman" fo:language="ru" fo:country="RU" fo:background-color="#ffffff" loext:char-shading-value="0" style:font-name-asian="Symbol" style:language-asian="ru" style:country-asian="RU" style:font-name-complex="Times New Roman"/>
    </style:style>
    <style:style style:name="T43" style:family="text">
      <style:text-properties fo:color="#000000" style:font-name="Times New Roman" fo:language="ru" fo:country="RU" officeooo:rsid="00456bc3" fo:background-color="#ffffff" loext:char-shading-value="0" style:font-name-asian="Symbol" style:language-asian="ru" style:country-asian="RU" style:font-name-complex="Times New Roman"/>
    </style:style>
    <style:style style:name="T44" style:family="text">
      <style:text-properties fo:color="#000000" style:font-name="Times New Roman" fo:font-size="14pt" fo:language="ru" fo:country="RU" fo:font-style="normal" officeooo:rsid="00289535" fo:background-color="#ffffff" loext:char-shading-value="0" style:font-name-asian="Times New Roman2" style:font-size-asian="14pt" style:language-asian="ru" style:country-asian="RU" style:font-style-asian="normal" style:font-name-complex="Times New Roman" style:font-size-complex="14pt" style:font-style-complex="normal"/>
    </style:style>
    <style:style style:name="T45" style:family="text">
      <style:text-properties fo:color="#000000" style:font-name="Times New Roman" fo:font-size="14pt" fo:language="ru" fo:country="RU" fo:font-style="normal" officeooo:rsid="0046a211" fo:background-color="#ffffff" loext:char-shading-value="0" style:font-name-asian="Times New Roman2" style:font-size-asian="14pt" style:language-asian="ru" style:country-asian="RU" style:font-style-asian="normal" style:font-name-complex="Times New Roman" style:font-size-complex="14pt" style:font-style-complex="normal"/>
    </style:style>
    <style:style style:name="T46" style:family="text">
      <style:text-properties fo:color="#000000" style:font-name="Times New Roman" fo:font-size="14pt" fo:language="ru" fo:country="RU" fo:font-style="normal" officeooo:rsid="00289535" fo:background-color="#ffffff" loext:char-shading-value="0" style:font-name-asian="Symbol" style:font-size-asian="14pt" style:language-asian="ru" style:country-asian="RU" style:font-style-asian="normal" style:font-name-complex="Times New Roman" style:font-size-complex="14pt" style:font-style-complex="normal"/>
    </style:style>
    <style:style style:name="T47" style:family="text">
      <style:text-properties fo:color="#000000" style:font-name="Times New Roman" fo:font-size="14pt" fo:language="ru" fo:country="RU" fo:font-style="normal" fo:font-weight="bold" officeooo:rsid="00289535" fo:background-color="#ffffff" loext:char-shading-value="0" style:font-name-asian="Symbol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48" style:family="text">
      <style:text-properties fo:color="#000000" style:font-name="Times New Roman" fo:font-size="14pt" fo:language="en" fo:country="US" fo:font-style="normal" officeooo:rsid="00289535" fo:background-color="#ffffff" loext:char-shading-value="0" style:font-name-asian="Symbol" style:font-size-asian="14pt" style:language-asian="ru" style:country-asian="RU" style:font-style-asian="normal" style:font-name-complex="Times New Roman" style:font-size-complex="14pt" style:font-style-complex="normal"/>
    </style:style>
    <style:style style:name="T49" style:family="text">
      <style:text-properties fo:color="#000000" style:font-name="Times New Roman" fo:font-size="12pt" fo:language="ru" fo:country="RU" fo:font-style="normal" officeooo:rsid="00289535" fo:background-color="#ffffff" loext:char-shading-value="0" style:font-name-asian="Symbol" style:font-size-asian="12pt" style:language-asian="ru" style:country-asian="RU" style:font-style-asian="normal" style:font-name-complex="Times New Roman" style:font-size-complex="12pt" style:font-style-complex="normal"/>
    </style:style>
    <style:style style:name="T50" style:family="text">
      <style:text-properties fo:color="#000000" style:font-name="Symbol" fo:font-size="14pt" fo:language="ru" fo:country="RU" fo:font-style="normal" officeooo:rsid="00289535" fo:background-color="#ffffff" loext:char-shading-value="0" style:font-name-asian="Symbol" style:font-size-asian="14pt" style:language-asian="ru" style:country-asian="RU" style:font-style-asian="normal" style:font-name-complex="Symbol" style:font-size-complex="14pt" style:font-style-complex="normal"/>
    </style:style>
    <style:style style:name="T51" style:family="text">
      <style:text-properties fo:color="#000000" fo:language="en" fo:country="US" style:letter-kerning="true" style:font-name-asian="Times New Roman"/>
    </style:style>
    <style:style style:name="T52" style:family="text">
      <style:text-properties officeooo:rsid="001ed491"/>
    </style:style>
    <style:style style:name="T53" style:family="text">
      <style:text-properties fo:color="#008000"/>
    </style:style>
    <style:style style:name="T54" style:family="text">
      <style:text-properties fo:color="#008000" officeooo:rsid="00401ce0"/>
    </style:style>
    <style:style style:name="T55" style:family="text">
      <style:text-properties fo:color="#008000" style:font-name="Arial1" fo:language="ru" fo:country="RU" fo:font-weight="normal" officeooo:rsid="000ffa94" style:font-name-asian="Times New Roman2" style:font-weight-asian="normal" style:font-name-complex="Times New Roman2" style:font-weight-complex="normal"/>
    </style:style>
    <style:style style:name="T56" style:family="text">
      <style:text-properties fo:color="#000080"/>
    </style:style>
    <style:style style:name="T57" style:family="text">
      <style:text-properties fo:color="#000080" style:font-name="Arial1" fo:language="ru" fo:country="RU" fo:font-weight="normal" officeooo:rsid="000ffa94" style:font-name-asian="Times New Roman2" style:font-weight-asian="normal" style:font-name-complex="Times New Roman2" style:font-weight-complex="normal"/>
    </style:style>
    <style:style style:name="T58" style:family="text">
      <style:text-properties fo:language="ru" fo:country="RU"/>
    </style:style>
    <style:style style:name="T59" style:family="text">
      <style:text-properties fo:language="ru" fo:country="RU" fo:font-style="normal" fo:font-weight="normal" officeooo:rsid="003f1e48" style:font-style-asian="normal" style:font-weight-asian="normal" style:font-style-complex="normal" style:font-weight-complex="normal"/>
    </style:style>
    <style:style style:name="T60" style:family="text">
      <style:text-properties fo:language="ru" fo:country="RU" fo:font-style="normal" fo:font-weight="normal" style:font-style-asian="normal" style:font-weight-asian="normal" style:font-name-complex="Times New Roman" style:font-style-complex="normal" style:font-weight-complex="normal"/>
    </style:style>
    <style:style style:name="T61" style:family="text">
      <style:text-properties fo:language="ru" fo:country="RU" style:font-name-complex="Times New Roman"/>
    </style:style>
    <style:style style:name="T62" style:family="text">
      <style:text-properties fo:language="ru" fo:country="RU" officeooo:rsid="004bb00d" style:font-name-complex="Times New Roman"/>
    </style:style>
    <style:style style:name="T63" style:family="text">
      <style:text-properties fo:language="ru" fo:country="RU" officeooo:rsid="003f1e48"/>
    </style:style>
    <style:style style:name="T64" style:family="text">
      <style:text-properties fo:language="ru" fo:country="RU" officeooo:rsid="00401ce0"/>
    </style:style>
    <style:style style:name="T65" style:family="text">
      <style:text-properties fo:color="#800000"/>
    </style:style>
    <style:style style:name="T66" style:family="text">
      <style:text-properties style:font-name="Times New Roman" fo:language="ru" fo:country="RU" style:font-name-complex="Times New Roman"/>
    </style:style>
    <style:style style:name="T67" style:family="text">
      <style:text-properties fo:font-size="12pt" fo:language="ru" fo:country="RU" fo:font-style="normal" style:font-name-asian="Times New Roman" style:font-size-asian="12pt" style:font-style-asian="normal" style:font-size-complex="12pt" style:font-style-complex="italic"/>
    </style:style>
    <style:style style:name="T68" style:family="text">
      <style:text-properties fo:font-size="12pt" fo:language="ru" fo:country="RU" fo:font-style="normal" style:font-name-asian="Symbol" style:font-size-asian="12pt" style:font-style-asian="normal" style:font-size-complex="12pt" style:font-style-complex="italic"/>
    </style:style>
    <style:style style:name="T69" style:family="text">
      <style:text-properties fo:font-size="12pt" fo:language="en" fo:country="US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70" style:family="text">
      <style:text-properties officeooo:rsid="0048b77e"/>
    </style:style>
    <style:style style:name="T71" style:family="text">
      <style:text-properties officeooo:rsid="004aa827"/>
    </style:style>
    <style:style style:name="T72" style:family="text">
      <style:text-properties style:use-window-font-color="true" style:font-name="Times New Roman" fo:font-size="12pt" fo:language="en" fo:country="US" style:font-name-asian="Times New Roman" style:font-size-asian="12pt" style:language-asian="ru" style:country-asian="RU" style:font-name-complex="Times New Roman" style:font-size-complex="11pt" style:language-complex="ar" style:country-complex="SA"/>
    </style:style>
    <style:style style:name="T73" style:family="text">
      <style:text-properties style:use-window-font-color="true" style:font-name="Times New Roman" fo:font-size="12pt" fo:language="ru" fo:country="RU" fo:font-style="italic" style:font-name-asian="Times New Roman" style:font-size-asian="12pt" style:language-asian="ru" style:country-asian="RU" style:font-style-asian="italic" style:font-name-complex="Times New Roman" style:font-size-complex="11pt" style:language-complex="ar" style:country-complex="SA"/>
    </style:style>
    <style:style style:name="T74" style:family="text">
      <style:text-properties style:use-window-font-color="true" style:font-name="Times New Roman" fo:font-size="12pt" fo:language="ru" fo:country="RU" style:font-name-asian="Times New Roman" style:font-size-asian="12pt" style:language-asian="ru" style:country-asian="RU" style:font-name-complex="Times New Roman" style:font-size-complex="11pt" style:language-complex="ar" style:country-complex="SA"/>
    </style:style>
    <style:style style:name="T75" style:family="text">
      <style:text-properties fo:color="#0000ff" style:font-name="Times New Roman" fo:font-size="12pt" fo:language="en" fo:country="US" fo:font-style="italic" style:letter-kerning="true" style:font-name-asian="SimSun1" style:font-size-asian="12pt" style:language-asian="zh" style:country-asian="CN" style:font-style-asian="italic" style:font-name-complex="Times New Roman" style:font-size-complex="12pt" style:language-complex="ar" style:country-complex="none"/>
    </style:style>
    <style:style style:name="T76" style:family="text">
      <style:text-properties fo:color="#000000" style:font-name="Times New Roman" fo:font-size="12pt" fo:language="en" fo:country="US" style:letter-kerning="true" style:font-name-asian="SimSun1" style:font-size-asian="12pt" style:language-asian="zh" style:country-asian="CN" style:font-name-complex="Times New Roman" style:font-size-complex="12pt" style:language-complex="ar" style:country-complex="none"/>
    </style:style>
    <style:style style:name="gr1" style:family="graphic">
      <style:graphic-properties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5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7" style:family="graphic">
      <style:graphic-properties draw:stroke="solid" svg:stroke-width="0.026cm" svg:stroke-color="#000000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8" style:family="graphic">
      <style:graphic-properties draw:stroke="solid" svg:stroke-width="0.026cm" svg:stroke-color="#000000" draw:marker-start="Arrowhead_20_1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9" style:family="graphic">
      <style:graphic-properties draw:stroke="solid" svg:stroke-width="0.026cm" svg:stroke-color="#000000" draw:marker-start="Arrowhead_20_2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0" style:family="graphic">
      <style:graphic-properties draw:stroke="solid" svg:stroke-width="0.026cm" svg:stroke-color="#000000" draw:marker-start="Arrowhead_20_3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1" style:family="graphic">
      <style:graphic-properties draw:stroke="solid" svg:stroke-width="0.026cm" svg:stroke-color="#000000" draw:marker-start="Arrowhead_20_4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2" style:family="graphic">
      <style:graphic-properties draw:stroke="solid" svg:stroke-width="0.026cm" svg:stroke-color="#000000" draw:marker-start="Arrowhead_20_5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3" style:family="graphic">
      <style:graphic-properties draw:stroke="solid" svg:stroke-width="0.026cm" svg:stroke-color="#000000" draw:marker-start="Arrowhead_20_6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4" style:family="graphic">
      <style:graphic-properties draw:stroke="solid" svg:stroke-width="0.026cm" svg:stroke-color="#000000" draw:marker-start="Arrowhead_20_7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5" style:family="graphic">
      <style:graphic-properties draw:stroke="solid" svg:stroke-width="0.026cm" svg:stroke-color="#000000" draw:marker-start="Arrowhead_20_8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6" style:family="graphic">
      <style:graphic-properties draw:stroke="solid" svg:stroke-width="0.026cm" svg:stroke-color="#000000" draw:marker-start="Arrowhead_20_9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7" style:family="graphic">
      <style:graphic-properties draw:stroke="solid" svg:stroke-width="0.026cm" svg:stroke-color="#000000" draw:marker-start="Arrowhead_20_10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8" style:family="graphic">
      <style:graphic-properties draw:stroke="solid" svg:stroke-width="0.026cm" svg:stroke-color="#000000" draw:marker-start="Arrowhead_20_11" draw:marker-start-width="0.141cm" draw:marker-start-center="tru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9" style:family="graphic">
      <style:graphic-properties draw:stroke="solid" svg:stroke-width="0.026cm" svg:stroke-color="#000000" draw:marker-start="Arrowhead_20_12" draw:marker-start-width="0.141cm" draw:marker-start-center="true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20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</style:style>
    <style:style style:name="gr22" style:family="graphic">
      <style:graphic-properties draw:stroke="solid" svg:stroke-width="0.026cm" svg:stroke-color="#000000" draw:marker-end="msArrowEnd_20_5" draw:marker-end-width="0.212cm" draw:marker-end-center="false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23" style:family="graphic">
      <style:graphic-properties draw:stroke="solid" svg:stroke-width="0.053cm" svg:stroke-color="#0000ff" draw:stroke-linejoin="miter" svg:stroke-linecap="square" draw:fill="solid" draw:fill-color="#ffff99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24" style:family="graphic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МИНОБРНАУКИ РОССИИ</text:p>
      <text:p text:style-name="P30">САНКТ-ПЕТЕРБУРГСКИЙ ГОСУДАРСТВЕННЫЙ</text:p>
      <text:p text:style-name="P30">ЭЛЕКТРОТЕХНИЧЕСКИЙ УНИВЕРСИТЕТ</text:p>
      <text:p text:style-name="P30">«ЛЭТИ» ИМ. В.И. УЛЬЯНОВА (ЛЕНИНА)</text:p>
      <text:p text:style-name="P24"><text:span text:style-name="T1">Кафедра </text:span><text:span text:style-name="T6">МО ЭВМ</text:span></text:p>
      <text:p text:style-name="P3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ОТЧЕТ</text:p>
      <text:p text:style-name="P24"><text:span text:style-name="T1">по лабораторной работе</text:span><text:span text:style-name="T16"> </text:span><text:span text:style-name="T19">№</text:span><text:span text:style-name="T20">3</text:span></text:p>
      <text:p text:style-name="P24"><text:span text:style-name="T1">по дисциплине «</text:span><text:span text:style-name="T2">Алгоритмы и структуры данных</text:span><text:span text:style-name="T1">»</text:span></text:p>
      <text:p text:style-name="P25"><text:span text:style-name="T4">Тема: <text:s/></text:span><text:span text:style-name="T5">Линейные структуры данных: стек, очередь, дек. </text:span></text:p>
      <text:p text:style-name="P27"/>
      <text:p text:style-name="P27"/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span text:style-name="T3">Студент гр. </text:span><text:span text:style-name="T21">6383</text:span></text:p>
          </table:table-cell>
          <table:table-cell table:style-name="Table1.B1" office:value-type="string">
            <text:p text:style-name="P26"/>
          </table:table-cell>
          <table:table-cell table:style-name="Table1.A1" office:value-type="string">
            <text:p text:style-name="P29">Тимофеев Д. А.</text:p>
          </table:table-cell>
        </table:table-row>
        <table:table-row table:style-name="Table1.1">
          <table:table-cell table:style-name="Table1.A1" office:value-type="string">
            <text:p text:style-name="P26">Преподаватель</text:p>
          </table:table-cell>
          <table:table-cell table:style-name="Table1.B2" office:value-type="string">
            <text:p text:style-name="P26"/>
          </table:table-cell>
          <table:table-cell table:style-name="Table1.A1" office:value-type="string">
            <text:p text:style-name="P24"><text:span text:style-name="T7">Шолохова О</text:span><text:span text:style-name="T3">. М.</text:span></text:p>
          </table:table-cell>
        </table:table-row>
      </table:table>
      <text:p text:style-name="P27"/>
      <text:p text:style-name="P27"/>
      <text:p text:style-name="P27"/>
      <text:p text:style-name="P27"/>
      <text:p text:style-name="P27">Санкт-Петербург</text:p>
      <text:p text:style-name="P27"><text:span text:style-name="T18">201</text:span><text:span text:style-name="T29">7</text:span></text:p>
      <text:p text:style-name="P44">Цель работы.</text:p>
      <text:p text:style-name="P34"><text:span text:style-name="T60">П</text:span><text:span text:style-name="T66">ознакомиться с</text:span><text:span text:style-name="T61"> часто используемыми на практике линейными структурами данных, обеспечивающими доступ к элементам последовательности только через её начало и конец, и способами реализации этих структур, освоить на практике использование стека, очереди и дека для решения задач . </text:span></text:p>
      <text:p text:style-name="P7"/>
      <text:p text:style-name="P36">Постановка задачи.</text:p>
      <text:p text:style-name="P37"><text:span text:style-name="T41">З</text:span><text:span text:style-name="T40">адание предполагает самостоятельную разработку студентом одного или нескольких модулей на языке С++, реализующих </text:span><text:span text:style-name="T42">тот или иной вариант стека, а также главной программы, непосредственно решающей поставленную задачу.</text:span><text:span text:style-name="T40"> </text:span><text:span text:style-name="T42">При этом и стек мо</text:span><text:span text:style-name="T43">же</text:span><text:span text:style-name="T42">т <text:s/>быть реализован как на базе вектора, так и в связанной памяти (ссылочная реализация).</text:span></text:p>
      <text:p text:style-name="P14"><text:span text:style-name="T12"><text:tab/>Зад</text:span><text:span text:style-name="T13">а</text:span><text:span text:style-name="T27">ние: </text:span><text:span text:style-name="T28">4</text:span><text:span text:style-name="T26">. </text:span><text:span text:style-name="T30">Содержимое заданного текстового файла F, разделенного на строки, переписать в текстовый файл G, выписывая литеры каждой строки в обратном порядке.</text:span></text:p>
      <text:p text:style-name="P12"/>
      <text:p text:style-name="P43">Основные теоретические положения.</text:p>
      <text:p text:style-name="P10"><text:span text:style-name="T7"><text:tab/></text:span><text:span text:style-name="T44">Стек, очередь <text:s/>и дек представляют собой разновидности линейного списка. При задании спецификации линейных списков использ</text:span><text:span text:style-name="T45">уется</text:span><text:span text:style-name="T44"> модель последовательности. Доступ к элементам последовательности (чтение <text:s/>и запись) , осуществляется только через ее начало и конец. Функции First, Rest, Last, Lead </text:span><text:span text:style-name="T50">-</text:span><text:span text:style-name="T46"> селекторы, а функции Prefix и Postfix </text:span><text:span text:style-name="T50">-</text:span><text:span text:style-name="T46"> конструкторы. </text:span></text:p>
      <text:p text:style-name="P51"><text:tab/>Если ограничиться только функциями First, Rest, Prefix (или только функциями Last, Lead, Postfix), то получается структура данных, известная как стек (или магазин).</text:p>
      <text:p text:style-name="P10"><text:span text:style-name="T49"><text:tab/></text:span><text:span text:style-name="T46">Исторически сложилось, что при работе со стеком для обозначения функций </text:span><text:span text:style-name="T47">First, Rest, Prefix</text:span><text:span text:style-name="T46"> используют их синонимы </text:span><text:span text:style-name="T47">Top, Pop</text:span><text:span text:style-name="T46"> и </text:span><text:span text:style-name="T47">Push </text:span><text:span text:style-name="T46">соответственно (Top </text:span><text:span text:style-name="T50">-</text:span><text:span text:style-name="T46"> верхушка стека, Pop {up} </text:span><text:span text:style-name="T50">-</text:span><text:span text:style-name="T46"> вытолкнуть (вверх), Push</text:span><text:span text:style-name="T48"> </text:span><text:span text:style-name="T46">{down}</text:span><text:span text:style-name="T48"> </text:span><text:span text:style-name="T46">–</text:span><text:span text:style-name="T48"> </text:span><text:span text:style-name="T46">втолкнуть, вжать). Полезно определить процедуру </text:span><text:span text:style-name="T47">Рор2</text:span><text:span text:style-name="T46">, совмещающую результат действия функций Top и Pop.</text:span></text:p>
      <text:p text:style-name="P10"><text:span text:style-name="T46"><text:tab/></text:span><text:span text:style-name="T47">Ссылочная реализация</text:span><text:span text:style-name="T46"> стека и очереди в динамической памяти в основном аналогична ссылочной реализации линейных списков. Упрощение связано с отсутствием необходимости работать с текущим элементом списка. Идеи такой реализации ясны из рисунка 3.3.</text:span></text:p>
      <text:p text:style-name="P58"/>
      <text:p text:style-name="P21"><draw:g text:anchor-type="paragraph" draw:z-index="0" draw:name="Группа 64" draw:style-name="gr1"><draw:rect draw:style-name="gr2" draw:text-style-name="P77" svg:width="16.297cm" svg:height="4.656cm" svg:x="0.199cm" svg:y="0.073cm"><text:p/></draw:rect><draw:g draw:name="Группа 66" draw:style-name="gr3"><draw:g draw:name="Группа 67" draw:style-name="gr3"><draw:frame draw:style-name="gr4" draw:text-style-name="P79" svg:width="1.691cm" svg:height="0.846cm" svg:x="7.387cm" svg:y="0.071cm"><draw:text-box><text:p text:style-name="P78"><text:span text:style-name="T72"><text:s/></text:span></text:p><text:p text:style-name="P78"><text:span text:style-name="T72"/></text:p></draw:text-box></draw:frame><draw:line draw:name="Линия 69" draw:style-name="gr5" draw:text-style-name="P77" svg:x1="8.232cm" svg:y1="0.074cm" svg:x2="8.236cm" svg:y2="0.919cm"><text:p/></draw:line></draw:g><draw:g draw:name="Группа 70" draw:style-name="gr3"><draw:frame draw:style-name="gr4" draw:text-style-name="P79" svg:width="1.691cm" svg:height="0.846cm" svg:x="12.467cm" svg:y="0.071cm"><draw:text-box><text:p text:style-name="P78"><text:span text:style-name="T72"><text:s/></text:span></text:p><text:p text:style-name="P78"><text:span text:style-name="T72"/></text:p></draw:text-box></draw:frame><draw:line draw:name="Линия 72" draw:style-name="gr5" draw:text-style-name="P77" svg:x1="13.312cm" svg:y1="0.074cm" svg:x2="13.316cm" svg:y2="0.919cm"><text:p/></draw:line></draw:g><draw:g draw:name="Группа 73" draw:style-name="gr3"><draw:frame draw:style-name="gr4" draw:text-style-name="P79" svg:width="1.691cm" svg:height="0.847cm" svg:x="9.927cm" svg:y="0.073cm"><draw:text-box><text:p text:style-name="P78"><text:span text:style-name="T72"><text:s/></text:span></text:p><text:p text:style-name="P78"><text:span text:style-name="T72"/></text:p></draw:text-box></draw:frame><draw:line draw:name="Линия 75" draw:style-name="gr5" draw:text-style-name="P77" svg:x1="10.772cm" svg:y1="0.074cm" svg:x2="10.776cm" svg:y2="0.921cm"><text:p/></draw:line></draw:g><draw:g draw:name="Группа 76" draw:style-name="gr3"><draw:frame draw:style-name="gr4" draw:text-style-name="P79" svg:width="1.691cm" svg:height="0.842cm" svg:x="4.85cm" svg:y="0.071cm"><draw:text-box><text:p text:style-name="P78"><text:span text:style-name="T72"><text:s/></text:span></text:p><text:p text:style-name="P78"><text:span text:style-name="T72"/></text:p></draw:text-box></draw:frame><draw:line draw:name="Линия 78" draw:style-name="gr5" draw:text-style-name="P77" svg:x1="5.694cm" svg:y1="0.074cm" svg:x2="5.698cm" svg:y2="0.915cm"><text:p/></draw:line></draw:g><draw:frame draw:style-name="gr6" draw:text-style-name="P80" svg:width="1.685cm" svg:height="0.844cm" svg:x="0.409cm" svg:y="0.073cm"><draw:text-box><text:p text:style-name="P78"><text:span text:style-name="T73">Стек</text:span><text:span text:style-name="T74">:</text:span></text:p></draw:text-box></draw:frame><draw:g draw:name="Группа 80" draw:style-name="gr3"><draw:line draw:name="Линия 81" draw:style-name="gr5" draw:text-style-name="P77" svg:x1="15.002cm" svg:y1="0.496cm" svg:x2="15.002cm" svg:y2="0.912cm"><text:p/></draw:line><draw:line draw:name="Линия 82" draw:style-name="gr5" draw:text-style-name="P77" svg:x1="14.794cm" svg:y1="0.912cm" svg:x2="15.214cm" svg:y2="0.912cm"><text:p/></draw:line></draw:g><draw:g draw:name="Группа 83" draw:style-name="gr3"><draw:line draw:name="Линия 84" draw:style-name="gr7" draw:text-style-name="P77" svg:x1="5.274cm" svg:y1="1.967cm" svg:x2="5.274cm" svg:y2="1.129cm"><text:p/></draw:line><draw:line draw:name="Линия 85" draw:style-name="gr5" draw:text-style-name="P77" svg:x1="6.54cm" svg:y1="1.972cm" svg:x2="5.274cm" svg:y2="1.972cm"><text:p/></draw:line></draw:g><draw:frame draw:style-name="gr6" draw:text-style-name="P80" svg:width="3.596cm" svg:height="0.849cm" svg:x="6.754cm" svg:y="1.551cm"><draw:text-box><text:p text:style-name="P78"><text:span text:style-name="T73">Верхушка стека</text:span></text:p></draw:text-box></draw:frame><draw:frame draw:style-name="gr4" draw:text-style-name="P79" svg:width="0.632cm" svg:height="0.844cm" svg:x="2.737cm" svg:y="0.073cm"><draw:text-box><text:p text:style-name="P78"><text:span text:style-name="T72"><text:s/></text:span></text:p><text:p text:style-name="P78"><text:span text:style-name="T72"/></text:p></draw:text-box></draw:frame><draw:line draw:name="Линия 88" draw:style-name="gr8" draw:text-style-name="P77" svg:x1="8.657cm" svg:y1="0.496cm" svg:x2="9.925cm" svg:y2="0.498cm"><text:p/></draw:line><draw:line draw:name="Линия 89" draw:style-name="gr9" draw:text-style-name="P77" svg:x1="6.119cm" svg:y1="0.496cm" svg:x2="7.385cm" svg:y2="0.498cm"><text:p/></draw:line><draw:line draw:name="Линия 90" draw:style-name="gr10" draw:text-style-name="P77" svg:x1="11.197cm" svg:y1="0.496cm" svg:x2="12.465cm" svg:y2="0.498cm"><text:p/></draw:line><draw:line draw:name="Линия 91" draw:style-name="gr11" draw:text-style-name="P77" svg:x1="3.161cm" svg:y1="0.496cm" svg:x2="4.851cm" svg:y2="0.498cm"><text:p/></draw:line><draw:line draw:name="Линия 92" draw:style-name="gr12" draw:text-style-name="P77" svg:x1="13.737cm" svg:y1="0.496cm" svg:x2="14.797cm" svg:y2="0.498cm"><text:p/></draw:line><draw:line draw:name="Линия 93" draw:style-name="gr5" draw:text-style-name="P77" svg:x1="14.794cm" svg:y1="0.496cm" svg:x2="15.004cm" svg:y2="0.498cm"><text:p/></draw:line></draw:g><draw:g draw:name="Группа 94" draw:style-name="gr3"><draw:g draw:name="Группа 95" draw:style-name="gr3"><draw:frame draw:style-name="gr4" draw:text-style-name="P79" svg:width="1.691cm" svg:height="0.846cm" svg:x="10.992cm" svg:y="3.033cm"><draw:text-box><text:p text:style-name="P78"><text:span text:style-name="T72"><text:s/></text:span></text:p><text:p text:style-name="P78"><text:span text:style-name="T72"/></text:p></draw:text-box></draw:frame><draw:line draw:name="Линия 97" draw:style-name="gr5" draw:text-style-name="P77" svg:x1="11.837cm" svg:y1="3.034cm" svg:x2="11.841cm" svg:y2="3.879cm"><text:p/></draw:line></draw:g><draw:g draw:name="Группа 98" draw:style-name="gr3"><draw:frame draw:style-name="gr4" draw:text-style-name="P79" svg:width="1.691cm" svg:height="0.846cm" svg:x="8.452cm" svg:y="3.033cm"><draw:text-box><text:p text:style-name="P78"><text:span text:style-name="T72"><text:s/></text:span></text:p><text:p text:style-name="P78"><text:span text:style-name="T72"/></text:p></draw:text-box></draw:frame><draw:line draw:name="Линия 100" draw:style-name="gr5" draw:text-style-name="P77" svg:x1="9.297cm" svg:y1="3.034cm" svg:x2="9.301cm" svg:y2="3.879cm"><text:p/></draw:line></draw:g><draw:g draw:name="Группа 101" draw:style-name="gr3"><draw:frame draw:style-name="gr4" draw:text-style-name="P79" svg:width="1.691cm" svg:height="0.842cm" svg:x="5.912cm" svg:y="3.033cm"><draw:text-box><text:p text:style-name="P78"><text:span text:style-name="T72"><text:s/></text:span></text:p><text:p text:style-name="P78"><text:span text:style-name="T72"/></text:p></draw:text-box></draw:frame><draw:line draw:name="Линия 103" draw:style-name="gr5" draw:text-style-name="P77" svg:x1="6.757cm" svg:y1="3.034cm" svg:x2="6.761cm" svg:y2="3.875cm"><text:p/></draw:line></draw:g><draw:g draw:name="Группа 104" draw:style-name="gr3"><draw:frame draw:style-name="gr4" draw:text-style-name="P79" svg:width="1.691cm" svg:height="0.842cm" svg:x="13.53cm" svg:y="3.033cm"><draw:text-box><text:p text:style-name="P78"><text:span text:style-name="T72"><text:s/></text:span></text:p><text:p text:style-name="P78"><text:span text:style-name="T72"/></text:p></draw:text-box></draw:frame><draw:line draw:name="Линия 106" draw:style-name="gr5" draw:text-style-name="P77" svg:x1="14.374cm" svg:y1="3.034cm" svg:x2="14.378cm" svg:y2="3.875cm"><text:p/></draw:line></draw:g><draw:g draw:name="Группа 107" draw:style-name="gr3"><draw:line draw:name="Линия 108" draw:style-name="gr5" draw:text-style-name="P77" svg:x1="16.279cm" svg:y1="3.459cm" svg:x2="16.279cm" svg:y2="3.877cm"><text:p/></draw:line><draw:line draw:name="Линия 109" draw:style-name="gr5" draw:text-style-name="P77" svg:x1="16.069cm" svg:y1="3.877cm" svg:x2="16.489cm" svg:y2="3.877cm"><text:p/></draw:line></draw:g><draw:line draw:name="Линия 110" draw:style-name="gr13" draw:text-style-name="P77" svg:x1="9.721cm" svg:y1="3.459cm" svg:x2="10.989cm" svg:y2="3.461cm"><text:p/></draw:line><draw:line draw:name="Линия 111" draw:style-name="gr14" draw:text-style-name="P77" svg:x1="12.261cm" svg:y1="3.459cm" svg:x2="13.527cm" svg:y2="3.461cm"><text:p/></draw:line><draw:line draw:name="Линия 112" draw:style-name="gr15" draw:text-style-name="P77" svg:x1="7.181cm" svg:y1="3.459cm" svg:x2="8.449cm" svg:y2="3.461cm"><text:p/></draw:line><draw:line draw:name="Линия 113" draw:style-name="gr16" draw:text-style-name="P77" svg:x1="14.799cm" svg:y1="3.459cm" svg:x2="16.067cm" svg:y2="3.461cm"><text:p/></draw:line><draw:frame draw:style-name="gr4" draw:text-style-name="P79" svg:width="0.632cm" svg:height="0.847cm" svg:x="1.679cm" svg:y="3.034cm"><draw:text-box><text:p text:style-name="P78"><text:span text:style-name="T72"><text:s/></text:span></text:p><text:p text:style-name="P78"><text:span text:style-name="T72"/></text:p></draw:text-box></draw:frame><draw:g draw:name="Группа 115" draw:style-name="gr3"><draw:frame draw:style-name="gr4" draw:text-style-name="P79" svg:width="0.842cm" svg:height="0.846cm" svg:x="4.217cm" svg:y="3.033cm"><draw:text-box><text:p text:style-name="P78"><text:span text:style-name="T72"><text:s/></text:span></text:p><text:p text:style-name="P78"><text:span text:style-name="T72"/></text:p></draw:text-box></draw:frame><draw:frame draw:style-name="gr4" draw:text-style-name="P79" svg:width="0.842cm" svg:height="0.844cm" svg:x="4.217cm" svg:y="3.879cm"><draw:text-box><text:p text:style-name="P78"><text:span text:style-name="T72"><text:s/></text:span></text:p><text:p text:style-name="P78"><text:span text:style-name="T72"/></text:p></draw:text-box></draw:frame></draw:g><draw:line draw:name="Линия 118" draw:style-name="gr5" draw:text-style-name="P77" svg:x1="16.069cm" svg:y1="3.459cm" svg:x2="16.279cm" svg:y2="3.461cm"><text:p/></draw:line><draw:line draw:name="Линия 119" draw:style-name="gr17" draw:text-style-name="P77" svg:x1="4.641cm" svg:y1="3.459cm" svg:x2="5.909cm" svg:y2="3.461cm"><text:p/></draw:line><draw:line draw:name="Линия 120" draw:style-name="gr18" draw:text-style-name="P77" svg:x1="4.641cm" svg:y1="4.302cm" svg:x2="13.953cm" svg:y2="4.304cm"><text:p/></draw:line><draw:line draw:name="Линия 121" draw:style-name="gr7" draw:text-style-name="P77" svg:x1="13.954cm" svg:y1="4.297cm" svg:x2="13.956cm" svg:y2="3.881cm"><text:p/></draw:line><draw:line draw:name="Линия 122" draw:style-name="gr19" draw:text-style-name="P77" svg:x1="2.101cm" svg:y1="3.459cm" svg:x2="4.214cm" svg:y2="3.461cm"><text:p/></draw:line><draw:frame draw:style-name="gr6" draw:text-style-name="P80" svg:width="2.112cm" svg:height="0.847cm" svg:x="2.312cm" svg:y="2.823cm"><draw:text-box><text:p text:style-name="P78"><text:span text:style-name="T73">Начало</text:span><text:span text:style-name="T74">:</text:span></text:p></draw:text-box></draw:frame><draw:frame draw:style-name="gr6" draw:text-style-name="P80" svg:width="2.116cm" svg:height="0.842cm" svg:x="2.524cm" svg:y="3.879cm"><draw:text-box><text:p text:style-name="P78"><text:span text:style-name="T73">Конец</text:span><text:span text:style-name="T74">:</text:span></text:p></draw:text-box></draw:frame><draw:frame draw:style-name="gr6" draw:text-style-name="P80" svg:width="2.324cm" svg:height="0.849cm" svg:x="0.409cm" svg:y="2.398cm"><draw:text-box><text:p text:style-name="P78"><text:span text:style-name="T73">Очередь</text:span><text:span text:style-name="T74">:</text:span></text:p></draw:text-box></draw:frame></draw:g></draw:g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2">Рис. 3.3. Ссылочное представление стека и очереди</text:p>
      <text:p text:style-name="P52"/>
      <text:p text:style-name="P10"><text:span text:style-name="T46"><text:tab/>Поскольку для стека, очереди и дека доступ к элементам осуществляется только через начало и конец последовательности, то эти структуры данных допускают и эффективную </text:span><text:span text:style-name="T47">непрерывную реализацию</text:span><text:span text:style-name="T46"> на базе вектора. При этом используется одномерный массив Mem: array [0..n] of α и переменная <text:line-break/>Верх :  -1..n.</text:span></text:p>
      <text:p text:style-name="P46"><draw:g text:anchor-type="char" draw:z-index="1" draw:name="Group 4" draw:style-name="gr20"><draw:frame draw:style-name="gr21" draw:text-style-name="P82" svg:width="1.772cm" svg:height="0.712cm" svg:x="-0.344cm" svg:y="1.376cm"><draw:text-box><text:p text:style-name="P81"><text:span text:style-name="T75">Mem:</text:span></text:p></draw:text-box></draw:frame><draw:frame draw:style-name="gr6" draw:text-style-name="P82" svg:width="0.886cm" svg:height="0.939cm" svg:x="14.273cm" svg:y="0.189cm"><draw:text-box><text:p text:style-name="P81"><text:span text:style-name="T75">n</text:span></text:p></draw:text-box></draw:frame><draw:frame draw:style-name="gr6" draw:text-style-name="P82" svg:width="0.883cm" svg:height="0.946cm" svg:x="2.533cm" svg:y="0.189cm"><draw:text-box><text:p text:style-name="P81"><text:span text:style-name="T75">2</text:span></text:p></draw:text-box></draw:frame><draw:frame draw:style-name="gr6" draw:text-style-name="P82" svg:width="0.883cm" svg:height="0.946cm" svg:x="1.87cm" svg:y="0.189cm"><draw:text-box><text:p text:style-name="P81"><text:span text:style-name="T75">1</text:span></text:p></draw:text-box></draw:frame><draw:frame draw:style-name="gr6" draw:text-style-name="P82" svg:width="0.886cm" svg:height="0.948cm" svg:x="1.205cm" svg:y="0.187cm"><draw:text-box><text:p text:style-name="P81"><text:span text:style-name="T75">0</text:span></text:p></draw:text-box></draw:frame><draw:line draw:name="Line 10" draw:style-name="gr22" draw:text-style-name="P77" svg:x1="4.748cm" svg:y1="2.801cm" svg:x2="4.75cm" svg:y2="2.327cm"><text:p/></draw:line><draw:frame draw:style-name="gr6" draw:text-style-name="P82" svg:width="1.553cm" svg:height="1.428cm" svg:x="4.085cm" svg:y="2.803cm"><draw:text-box><text:p text:style-name="P81"><text:span text:style-name="T75">Верх</text:span></text:p></draw:text-box></draw:frame><draw:g draw:name="Group 12" draw:style-name="gr3"><draw:frame draw:style-name="gr23" draw:text-style-name="P83" svg:width="13.731cm" svg:height="0.95cm" svg:x="1.205cm" svg:y="1.14cm"><draw:text-box><text:p text:style-name="P81"><text:span text:style-name="T76">X <text:s/>X <text:s/>X <text:s/>X <text:s/>X <text:s/>X <text:s text:c="11"/>. . .</text:span></text:p></draw:text-box></draw:frame><draw:line draw:name="Line 14" draw:style-name="gr24" draw:text-style-name="P77" svg:x1="1.87cm" svg:y1="1.141cm" svg:x2="1.872cm" svg:y2="2.09cm"><text:p/></draw:line><draw:line draw:name="Line 15" draw:style-name="gr24" draw:text-style-name="P77" svg:x1="2.533cm" svg:y1="1.141cm" svg:x2="2.535cm" svg:y2="2.092cm"><text:p/></draw:line><draw:line draw:name="Line 16" draw:style-name="gr24" draw:text-style-name="P77" svg:x1="3.198cm" svg:y1="1.141cm" svg:x2="3.2cm" svg:y2="2.092cm"><text:p/></draw:line><draw:line draw:name="Line 17" draw:style-name="gr24" draw:text-style-name="P77" svg:x1="3.861cm" svg:y1="1.141cm" svg:x2="3.863cm" svg:y2="2.092cm"><text:p/></draw:line><draw:line draw:name="Line 18" draw:style-name="gr24" draw:text-style-name="P77" svg:x1="4.528cm" svg:y1="1.141cm" svg:x2="4.53cm" svg:y2="2.092cm"><text:p/></draw:line><draw:line draw:name="Line 19" draw:style-name="gr24" draw:text-style-name="P77" svg:x1="5.191cm" svg:y1="1.141cm" svg:x2="5.195cm" svg:y2="2.086cm"><text:p/></draw:line><draw:line draw:name="Line 20" draw:style-name="gr24" draw:text-style-name="P77" svg:x1="5.856cm" svg:y1="1.141cm" svg:x2="5.858cm" svg:y2="2.086cm"><text:p/></draw:line><draw:line draw:name="Line 21" draw:style-name="gr24" draw:text-style-name="P77" svg:x1="14.272cm" svg:y1="1.141cm" svg:x2="14.274cm" svg:y2="2.086cm"><text:p/></draw:line><draw:line draw:name="Line 22" draw:style-name="gr24" draw:text-style-name="P77" svg:x1="13.607cm" svg:y1="1.141cm" svg:x2="13.609cm" svg:y2="2.086cm"><text:p/></draw:line><draw:line draw:name="Line 23" draw:style-name="gr24" draw:text-style-name="P77" svg:x1="12.943cm" svg:y1="1.141cm" svg:x2="12.945cm" svg:y2="2.086cm"><text:p/></draw:line><draw:line draw:name="Line 24" draw:style-name="gr24" draw:text-style-name="P77" svg:x1="12.277cm" svg:y1="1.141cm" svg:x2="12.279cm" svg:y2="2.086cm"><text:p/></draw:line><draw:line draw:name="Line 25" draw:style-name="gr24" draw:text-style-name="P77" svg:x1="11.613cm" svg:y1="1.141cm" svg:x2="11.615cm" svg:y2="2.086cm"><text:p/></draw:line><draw:line draw:name="Line 26" draw:style-name="gr24" draw:text-style-name="P77" svg:x1="10.948cm" svg:y1="1.141cm" svg:x2="10.95cm" svg:y2="2.086cm"><text:p/></draw:line><draw:line draw:name="Line 27" draw:style-name="gr24" draw:text-style-name="P77" svg:x1="6.519cm" svg:y1="1.141cm" svg:x2="6.521cm" svg:y2="2.086cm"><text:p/></draw:line><draw:line draw:name="Line 28" draw:style-name="gr24" draw:text-style-name="P77" svg:x1="7.184cm" svg:y1="1.141cm" svg:x2="7.186cm" svg:y2="2.086cm"><text:p/></draw:line></draw:g></draw:g><text:span text:style-name="T67"> <text:s text:c="5"/></text:span><text:span text:style-name="T68"><text:tab/><text:tab/></text:span></text:p>
      <text:p text:style-name="P47"/>
      <text:p text:style-name="P48"/>
      <text:p text:style-name="P48"/>
      <text:p text:style-name="P50"><text:span text:style-name="T69"><text:s text:c="2"/></text:span><text:span text:style-name="T51"><text:s text:c="2"/></text:span></text:p>
      <text:p text:style-name="P49"/>
      <text:p text:style-name="P52">Рис. 3.4. Непрерывная реализация ограниченного стека на базе вектора</text:p>
      <text:p text:style-name="P6"/>
      <text:p text:style-name="P40"><text:span text:style-name="T6">Спецификация программы</text:span><text:span text:style-name="T1">.</text:span></text:p>
      <text:p text:style-name="P40"><text:span text:style-name="T10">Назначение программы</text:span><text:span text:style-name="T7">.</text:span><text:span text:style-name="T17"> </text:span></text:p>
      <text:p text:style-name="P38"><text:span text:style-name="T7">Программа предназначается для </text:span><text:span text:style-name="T9">инверсирования символов в строках</text:span><text:span text:style-name="T8"> </text:span><text:span text:style-name="T14">входного файла, </text:span><text:span text:style-name="T15">с последующим сохранением результата в выходной файл. Предполагается, что кодировки входного и выходного файла совпадают и являются <text:s/>однобайтовыми.</text:span><text:span text:style-name="T14"> </text:span><text:span text:style-name="T15">Концом строки считаются символы EOF и \n.</text:span></text:p>
      <text:p text:style-name="P40"><text:span text:style-name="T10">Описание программы</text:span><text:span text:style-name="T7">.</text:span><text:span text:style-name="T17"> </text:span></text:p>
      <text:p text:style-name="P39"><text:span text:style-name="T7">Программа написана на языке C++ с использованием компилятора gcc. <text:tab/>Входными данными для программы является: </text:span><text:span text:style-name="T9">содержимое</text:span><text:span text:style-name="T7"> </text:span><text:span text:style-name="T9">текстового файла input.txt, в каталоге с программой.</text:span></text:p>
      <text:p text:style-name="P35">Выходными данными явля<text:span text:style-name="T70">ется текстовый файл output.txt, в каталоге с программой, содержащий результат обработки.</text:span></text:p>
      <text:p text:style-name="P40"><text:span text:style-name="T10">Пример </text:span><text:span text:style-name="T11">исходного файла </text:span><text:span text:style-name="T10"><text:s/></text:span><text:span text:style-name="T11">input.txt</text:span><text:span text:style-name="T7">. </text:span></text:p>
      <text:p text:style-name="P63">123</text:p>
      <text:p text:style-name="P63">abcийк</text:p>
      <text:p text:style-name="P63"/>
      <text:p text:style-name="P41"><text:span text:style-name="T10">Пример </text:span><text:span text:style-name="T11">выходного файла </text:span><text:span text:style-name="T10"><text:s/></text:span><text:span text:style-name="T11">output.txt</text:span><text:span text:style-name="T7">. </text:span></text:p>
      <text:p text:style-name="P63">321</text:p>
      <text:p text:style-name="P63">кйиcba</text:p>
      <text:p text:style-name="P64"/>
      <text:p text:style-name="P66"/>
      <text:p text:style-name="P9"><text:span text:style-name="T10"><text:tab/>Реализация</text:span><text:span text:style-name="T7">.</text:span></text:p>
      <text:list xml:id="list8320242070416989561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9"><text:span text:style-name="T33"><text:tab/></text:span><text:span text:style-name="T38">void proc(std::istream &amp;in,std::ostream &amp;out)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tab/><text:span text:style-name="T24">Функция для инверсирования </text:span><text:span text:style-name="T25">строк из входного потока, с записью результата в выходной поток, до тех пор, пока не встретится символ EOF. </text:span></text:p>
      <text:p text:style-name="P32"><text:span text:style-name="T25"><text:tab/>in — входной поток</text:span></text:p>
      <text:p text:style-name="P32"><text:span text:style-name="T22"><text:tab/></text:span><text:span text:style-name="T25">out — выходной поток</text:span><text:span text:style-name="T23">.</text:span></text:p>
      <text:p text:style-name="P61"><text:span text:style-name="T23"><text:tab/></text:span></text:p>
      <text:p text:style-name="P61"><text:span text:style-name="T22"><text:tab/></text:span><text:span text:style-name="T39">void writeString(stack::Stack&lt;char&gt; &amp;st, std::ostream &amp;out);</text:span></text:p>
      <text:p text:style-name="P61"><text:span text:style-name="T39"><text:s text:c="4"/><text:tab/>Записывает все символы, находящиеся в стеке в порядке извлечения в выходной поток.</text:span></text:p>
      <text:p text:style-name="P61"><text:span text:style-name="T39"><text:tab/>stack — стек.</text:span></text:p>
      <text:p text:style-name="P61"><text:span text:style-name="T39"><text:tab/>out — выходной поток.</text:span></text:p>
      <text:p text:style-name="P61"><text:span text:style-name="T39"><text:tab/>Постусловие: после выполнения stack.isNull() = true</text:span></text:p>
      <text:p text:style-name="P61"><text:span text:style-name="T39"/></text:p>
      <text:p text:style-name="P62"><text:span text:style-name="T37"><text:tab/>char readString(stack::Stack&lt;char&gt; &amp;st, std::istream &amp;in);</text:span></text:p>
      <text:p text:style-name="P62"><text:span text:style-name="T37"><text:tab/>Считывает <text:s/>строку, оканчивающуюся символами EOF или \n, помещая символы в стек в порядке считывания.</text:span></text:p>
      <text:p text:style-name="P62"><text:span text:style-name="T37"><text:tab/>st — стек.</text:span></text:p>
      <text:p text:style-name="P62"><text:span text:style-name="T37"><text:tab/>in — выходной поток.</text:span></text:p>
      <text:p text:style-name="P62"><text:span text:style-name="T37"><text:tab/>Постусловие: символ окончания строки, извлекается из потока in. <text:s/></text:span></text:p>
      <text:p text:style-name="P13"><text:tab/></text:p>
      <text:p text:style-name="P40"><text:span text:style-name="T6">Тестирование</text:span><text:span text:style-name="T1">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Входн<text:span text:style-name="T52">ая строка</text:span></text:p>
          </table:table-cell>
          <table:table-cell table:style-name="Table2.A1" office:value-type="string">
            <text:p text:style-name="P3">Ожидаемый результат</text:p>
          </table:table-cell>
        </table:table-row>
        <table:table-row table:style-name="Table2.2">
          <table:table-cell table:style-name="Table2.A1" office:value-type="string">
            <text:p text:style-name="P4">«»</text:p>
          </table:table-cell>
          <table:table-cell table:style-name="Table2.A1" office:value-type="string">
            <text:p text:style-name="P5">«»</text:p>
          </table:table-cell>
        </table:table-row>
        <table:table-row table:style-name="Table2.3">
          <table:table-cell table:style-name="Table2.A1" office:value-type="string">
            <text:p text:style-name="P5">«<text:span text:style-name="T71">a»</text:span></text:p>
          </table:table-cell>
          <table:table-cell table:style-name="Table2.A1" office:value-type="string">
            <text:p text:style-name="P5">«<text:span text:style-name="T71">a»</text:span></text:p>
          </table:table-cell>
        </table:table-row>
        <table:table-row table:style-name="Table2.4">
          <table:table-cell table:style-name="Table2.A4" office:value-type="string">
            <text:p text:style-name="P4">«<text:span text:style-name="T71">abcd</text:span>»</text:p>
          </table:table-cell>
          <table:table-cell table:style-name="Table2.A4" office:value-type="string">
            <text:p text:style-name="P5">«<text:span text:style-name="T71">dcba»</text:span></text:p>
          </table:table-cell>
        </table:table-row>
        <table:table-row table:style-name="Table2.4">
          <table:table-cell table:style-name="Table2.A4" office:value-type="string">
            <text:p text:style-name="P56">«уфхцч»</text:p>
          </table:table-cell>
          <table:table-cell table:style-name="Table2.A4" office:value-type="string">
            <text:p text:style-name="P56">«чцхфу»</text:p>
          </table:table-cell>
        </table:table-row>
        <table:table-row table:style-name="Table2.4">
          <table:table-cell table:style-name="Table2.A4" office:value-type="string">
            <text:p text:style-name="P56">«</text:p>
            <text:p text:style-name="P54">ab</text:p>
            <text:p text:style-name="P54">»</text:p>
          </table:table-cell>
          <table:table-cell table:style-name="Table2.A4" office:value-type="string">
            <text:p text:style-name="P5">«</text:p>
            <text:p text:style-name="P54">ba</text:p>
            <text:p text:style-name="P54">»</text:p>
          </table:table-cell>
        </table:table-row>
        <table:table-row table:style-name="Table2.4">
          <table:table-cell table:style-name="Table2.A4" office:value-type="string">
            <text:p text:style-name="P5">«</text:p>
            <text:p text:style-name="P55"/>
            <text:p text:style-name="P54">abc</text:p>
            <text:p text:style-name="P54">111</text:p>
            <text:p text:style-name="P54">»</text:p>
          </table:table-cell>
          <table:table-cell table:style-name="Table2.A4" office:value-type="string">
            <text:p text:style-name="P5">«</text:p>
            <text:p text:style-name="P55"/>
            <text:p text:style-name="P54">cba</text:p>
            <text:p text:style-name="P54">111</text:p>
            <text:p text:style-name="P54">»</text:p>
          </table:table-cell>
        </table:table-row>
      </table:table>
      <text:p text:style-name="P42"/>
      <text:p text:style-name="P43"/>
      <text:p text:style-name="P44">Выводы.</text:p>
      <text:p text:style-name="P68"><text:span text:style-name="T59">В ходе работы я п</text:span><text:span text:style-name="T58">ознакоми</text:span><text:span text:style-name="T63">л</text:span><text:span text:style-name="T58">ся </text:span><text:span text:style-name="T66">с</text:span><text:span text:style-name="T61"> часто используемыми на практике линейными структурами данных, обеспечивающими доступ к элементам последовательности только через её начало и конец, и способами реализации этих структур, освои</text:span><text:span text:style-name="T62">л</text:span><text:span text:style-name="T61"> на практике использование стека</text:span><text:span text:style-name="T62"> для ре</text:span><text:span text:style-name="T61">шения задач . </text:span></text:p>
      <text:p text:style-name="P8"><text:bookmark text:name="_yu53w69mcq8w"/></text:p>
      <text:p text:style-name="P45"><text:bookmark text:name="_9fo5aet8n5j"/>Приложение А. Исходный код.</text:p>
      <text:p text:style-name="P71"/>
      <text:p text:style-name="P76">//<text:span text:style-name="T34"> </text:span></text:p>
      <text:p text:style-name="P19"><text:span text:style-name="T53">//</text:span><text:span text:style-name="T34"> </text:span><text:span text:style-name="T53">Лабораторная</text:span><text:span text:style-name="T34"> </text:span><text:span text:style-name="T53">работа</text:span><text:span text:style-name="T34"> </text:span><text:span text:style-name="T53">№3</text:span></text:p>
      <text:p text:style-name="P19"><text:span text:style-name="T53">//</text:span><text:span text:style-name="T34"> </text:span><text:span text:style-name="T53">stack.h</text:span></text:p>
      <text:p text:style-name="P19"><text:span text:style-name="T53">//</text:span><text:span text:style-name="T34"> </text:span><text:span text:style-name="T53">Тимофеев</text:span><text:span text:style-name="T34"> </text:span><text:span text:style-name="T53">Дмитрий,</text:span><text:span text:style-name="T34"> </text:span><text:span text:style-name="T53">группа</text:span><text:span text:style-name="T34"> </text:span><text:span text:style-name="T53">6383</text:span></text:p>
      <text:p text:style-name="P19"><text:span text:style-name="T53">//</text:span><text:span text:style-name="T34"> </text:span><text:span text:style-name="T53">06.10.17</text:span></text:p>
      <text:p text:style-name="P15">//</text:p>
      <text:p text:style-name="P19"><text:span text:style-name="T53">//</text:span><text:span text:style-name="T34"> </text:span><text:span text:style-name="T53">Линейные</text:span><text:span text:style-name="T34"> </text:span><text:span text:style-name="T53">структуры</text:span><text:span text:style-name="T34"> </text:span><text:span text:style-name="T53">данных:</text:span><text:span text:style-name="T34"> </text:span><text:span text:style-name="T53">стек,</text:span><text:span text:style-name="T34"> </text:span><text:span text:style-name="T53">очередь,</text:span><text:span text:style-name="T34"> </text:span><text:span text:style-name="T53">дек.</text:span><text:span text:style-name="T34"> </text:span></text:p>
      <text:p text:style-name="P19"><text:span text:style-name="T56">#ifndef</text:span><text:span text:style-name="T34"> </text:span>STACK_H</text:p>
      <text:p text:style-name="P19"><text:span text:style-name="T56">#define</text:span><text:span text:style-name="T34"> </text:span><text:span text:style-name="T56">STACK_H</text:span></text:p>
      <text:p text:style-name="P19"><text:span text:style-name="T56">#endif</text:span><text:span text:style-name="T34"> </text:span><text:span text:style-name="T53">//</text:span><text:span text:style-name="T34"> </text:span><text:span text:style-name="T53">STACK_H</text:span></text:p>
      <text:p text:style-name="P19"><text:span text:style-name="T56">#include</text:span><text:span text:style-name="T53">&lt;iostream&gt;</text:span></text:p>
      <text:p text:style-name="P19"><text:span text:style-name="T56">#include</text:span><text:span text:style-name="T53">&lt;stdlib.h&gt;</text:span></text:p>
      <text:p text:style-name="P19"><text:span text:style-name="T32">namespace</text:span><text:span text:style-name="T34"> </text:span><text:span text:style-name="T31">stack</text:span><text:span text:style-name="T36">{</text:span></text:p>
      <text:p text:style-name="P19"><text:span text:style-name="T34"><text:s text:c="4"/></text:span><text:span text:style-name="T32">template</text:span><text:span text:style-name="T34"> </text:span><text:span text:style-name="T36">&lt;</text:span><text:span text:style-name="T32">class</text:span><text:span text:style-name="T34"> </text:span><text:span text:style-name="T31">Elem</text:span><text:span text:style-name="T36">&gt;</text:span></text:p>
      <text:p text:style-name="P19"><text:span text:style-name="T34"><text:s text:c="4"/></text:span><text:span text:style-name="T32">class</text:span><text:span text:style-name="T34"> </text:span><text:span text:style-name="T31">Stack</text:span><text:span text:style-name="T36">{</text:span></text:p>
      <text:p text:style-name="P19"><text:span text:style-name="T34"><text:s text:c="8"/></text:span><text:span text:style-name="T32">private</text:span><text:span text:style-name="T36">:</text:span></text:p>
      <text:p text:style-name="P19"><text:span text:style-name="T34"><text:s text:c="12"/></text:span><text:span text:style-name="T32">struct</text:span><text:span text:style-name="T34"> </text:span><text:span text:style-name="T31">node</text:span><text:span text:style-name="T36">{</text:span><text:span text:style-name="T34"> </text:span><text:span text:style-name="T53">//</text:span></text:p>
      <text:p text:style-name="P19"><text:span text:style-name="T34"><text:s text:c="16"/></text:span><text:span text:style-name="T31">Elem</text:span><text:span text:style-name="T34"> </text:span><text:span text:style-name="T36">*</text:span><text:span text:style-name="T65">hd</text:span><text:span text:style-name="T36">;</text:span></text:p>
      <text:p text:style-name="P19"><text:span text:style-name="T34"><text:s text:c="16"/></text:span><text:span text:style-name="T31">node</text:span><text:span text:style-name="T34"> </text:span><text:span text:style-name="T36">*</text:span><text:span text:style-name="T65">tl</text:span><text:span text:style-name="T36">;</text:span></text:p>
      <text:p text:style-name="P19"><text:span text:style-name="T34"><text:s text:c="16"/></text:span><text:span text:style-name="T31">node</text:span><text:span text:style-name="T34"> </text:span><text:span text:style-name="T36">(){</text:span></text:p>
      <text:p text:style-name="P19"><text:span text:style-name="T34"><text:s text:c="20"/></text:span><text:span text:style-name="T65">hd</text:span><text:span text:style-name="T34"> </text:span><text:span text:style-name="T36">=</text:span><text:span text:style-name="T34"> </text:span><text:span text:style-name="T56">NULL</text:span><text:span text:style-name="T36">;</text:span></text:p>
      <text:p text:style-name="P19"><text:span text:style-name="T34"><text:s text:c="20"/></text:span><text:span text:style-name="T65">tl</text:span><text:span text:style-name="T34"> </text:span><text:span text:style-name="T36">=</text:span><text:span text:style-name="T34"> </text:span><text:span text:style-name="T56">NULL</text:span><text:span text:style-name="T36">;</text:span></text:p>
      <text:p text:style-name="P19"><text:span text:style-name="T34"><text:s text:c="16"/></text:span><text:span text:style-name="T36">}</text:span></text:p>
      <text:p text:style-name="P19"><text:span text:style-name="T34"><text:s text:c="12"/></text:span><text:span text:style-name="T36">};</text:span><text:span text:style-name="T53">//</text:span><text:span text:style-name="T34"> </text:span><text:span text:style-name="T53">end</text:span><text:span text:style-name="T34"> </text:span><text:span text:style-name="T53">node</text:span></text:p>
      <text:p text:style-name="P19"><text:span text:style-name="T34"><text:s text:c="8"/></text:span><text:span text:style-name="T31">node</text:span><text:span text:style-name="T34"> </text:span><text:span text:style-name="T36">*</text:span><text:span text:style-name="T65">topOfStack</text:span><text:span text:style-name="T36">;</text:span></text:p>
      <text:p text:style-name="P19"><text:span text:style-name="T34"><text:s text:c="8"/></text:span><text:span text:style-name="T32">public</text:span><text:span text:style-name="T36">:</text:span></text:p>
      <text:p text:style-name="P19"><text:span text:style-name="T34"><text:s text:c="12"/></text:span><text:span text:style-name="T31">Stack</text:span><text:span text:style-name="T34"> </text:span><text:span text:style-name="T36">(){</text:span></text:p>
      <text:p text:style-name="P19"><text:span text:style-name="T34"><text:s text:c="16"/></text:span><text:span text:style-name="T65">topOfStack</text:span><text:span text:style-name="T34"> </text:span><text:span text:style-name="T36">=</text:span><text:span text:style-name="T34"> </text:span><text:span text:style-name="T56">NULL</text:span><text:span text:style-name="T36">;</text:span></text:p>
      <text:p text:style-name="P19"><text:span text:style-name="T34"><text:s text:c="12"/></text:span><text:span text:style-name="T36">}</text:span><text:span text:style-name="T53">//;</text:span></text:p>
      <text:p text:style-name="P19"><text:span text:style-name="T34"><text:s text:c="4"/></text:span><text:span text:style-name="T53">//-------------------------------------</text:span></text:p>
      <text:p text:style-name="P19"><text:span text:style-name="T34"><text:s text:c="8"/></text:span><text:span text:style-name="T31">Elem</text:span><text:span text:style-name="T34"> </text:span><text:span text:style-name="T36">top</text:span><text:span text:style-name="T34"> </text:span><text:span text:style-name="T36">(</text:span><text:span text:style-name="T32">void</text:span><text:span text:style-name="T36">)</text:span><text:span text:style-name="T34"> </text:span><text:span text:style-name="T36">{</text:span><text:span text:style-name="T53">//</text:span><text:span text:style-name="T34"> </text:span><text:span text:style-name="T53">PreCondition:</text:span><text:span text:style-name="T34"> </text:span><text:span text:style-name="T53">not</text:span><text:span text:style-name="T34"> </text:span><text:span text:style-name="T53">null</text:span></text:p>
      <text:p text:style-name="P19"><text:span text:style-name="T34"><text:s text:c="12"/></text:span><text:span text:style-name="T32">if</text:span><text:span text:style-name="T34"> </text:span><text:span text:style-name="T36">(</text:span><text:span text:style-name="T65">topOfStack</text:span><text:span text:style-name="T34"> </text:span><text:span text:style-name="T36">==</text:span><text:span text:style-name="T34"> </text:span><text:span text:style-name="T56">NULL</text:span><text:span text:style-name="T36">)</text:span><text:span text:style-name="T34"> </text:span><text:span text:style-name="T36">{</text:span></text:p>
      <text:p text:style-name="P19"><text:span text:style-name="T34"><text:s text:c="16"/></text:span><text:span text:style-name="T31">std</text:span><text:span text:style-name="T36">::</text:span>cerr<text:span text:style-name="T34"> </text:span><text:span text:style-name="T36">&lt;&lt;</text:span><text:span text:style-name="T34"> </text:span><text:span text:style-name="T53">"Error:</text:span><text:span text:style-name="T34"> </text:span><text:span text:style-name="T53">top(null)</text:span><text:span text:style-name="T34"> </text:span><text:span text:style-name="T53">\n"</text:span><text:span text:style-name="T36">;</text:span></text:p>
      <text:p text:style-name="P19"><text:span text:style-name="T34"><text:s text:c="16"/></text:span><text:span text:style-name="T36">exit(</text:span><text:span text:style-name="T56">1</text:span><text:span text:style-name="T36">);</text:span></text:p>
      <text:p text:style-name="P19"><text:span text:style-name="T34"><text:s text:c="12"/></text:span><text:span text:style-name="T36">}</text:span></text:p>
      <text:p text:style-name="P19"><text:span text:style-name="T34"><text:s text:c="12"/></text:span><text:span text:style-name="T32">else</text:span><text:span text:style-name="T34"> </text:span><text:span text:style-name="T32">return</text:span><text:span text:style-name="T34"> </text:span><text:span text:style-name="T36">*</text:span><text:span text:style-name="T65">topOfStack</text:span><text:span text:style-name="T36">-&gt;</text:span><text:span text:style-name="T65">hd</text:span><text:span text:style-name="T36">;</text:span></text:p>
      <text:p text:style-name="P19"><text:span text:style-name="T34"><text:s text:c="8"/></text:span><text:span text:style-name="T36">}</text:span></text:p>
      <text:p text:style-name="P19"><text:span text:style-name="T34"><text:s text:c="8"/></text:span><text:span text:style-name="T31">Elem</text:span><text:span text:style-name="T34"> </text:span><text:span text:style-name="T36">pop(</text:span><text:span text:style-name="T32">void</text:span><text:span text:style-name="T36">){</text:span><text:span text:style-name="T53">//</text:span><text:span text:style-name="T34"> </text:span><text:span text:style-name="T53">PreCondition:</text:span><text:span text:style-name="T34"> </text:span><text:span text:style-name="T53">not</text:span><text:span text:style-name="T34"> </text:span><text:span text:style-name="T53">null</text:span></text:p>
      <text:p text:style-name="P19"><text:span text:style-name="T34"><text:s text:c="12"/></text:span><text:span text:style-name="T32">if</text:span><text:span text:style-name="T34"> </text:span><text:span text:style-name="T36">(</text:span><text:span text:style-name="T65">topOfStack</text:span><text:span text:style-name="T34"> </text:span><text:span text:style-name="T36">==</text:span><text:span text:style-name="T34"> </text:span><text:span text:style-name="T56">NULL</text:span><text:span text:style-name="T36">)</text:span><text:span text:style-name="T34"> </text:span><text:span text:style-name="T36">{</text:span></text:p>
      <text:p text:style-name="P19"><text:span text:style-name="T34"><text:s text:c="16"/></text:span><text:span text:style-name="T31">std</text:span><text:span text:style-name="T36">::</text:span>cerr<text:span text:style-name="T34"> </text:span><text:span text:style-name="T36">&lt;&lt;</text:span><text:span text:style-name="T34"> </text:span><text:span text:style-name="T53">"Error:</text:span><text:span text:style-name="T34"> </text:span><text:span text:style-name="T53">pop(null)</text:span><text:span text:style-name="T34"> </text:span><text:span text:style-name="T53">\n"</text:span><text:span text:style-name="T36">;</text:span></text:p>
      <text:p text:style-name="P19"><text:span text:style-name="T34"><text:s text:c="16"/></text:span><text:span text:style-name="T36">exit(</text:span><text:span text:style-name="T56">1</text:span><text:span text:style-name="T36">);</text:span></text:p>
      <text:p text:style-name="P19"><text:span text:style-name="T34"><text:s text:c="12"/></text:span><text:span text:style-name="T36">}</text:span></text:p>
      <text:p text:style-name="P19"><text:span text:style-name="T34"><text:s text:c="12"/></text:span><text:span text:style-name="T32">else</text:span><text:span text:style-name="T36">{</text:span></text:p>
      <text:p text:style-name="P19"><text:span text:style-name="T34"><text:s text:c="16"/></text:span><text:span text:style-name="T31">node</text:span><text:span text:style-name="T34"> </text:span><text:span text:style-name="T36">*oldTop</text:span><text:span text:style-name="T34"> </text:span><text:span text:style-name="T36">=</text:span><text:span text:style-name="T34"> </text:span><text:span text:style-name="T65">topOfStack</text:span><text:span text:style-name="T36">;</text:span></text:p>
      <text:p text:style-name="P19"><text:span text:style-name="T34"><text:s text:c="16"/></text:span><text:span text:style-name="T31">Elem</text:span><text:span text:style-name="T34"> </text:span><text:span text:style-name="T36">r</text:span><text:span text:style-name="T34"> </text:span><text:span text:style-name="T36">=</text:span><text:span text:style-name="T34"> </text:span><text:span text:style-name="T36">*</text:span><text:span text:style-name="T65">topOfStack</text:span><text:span text:style-name="T36">-&gt;</text:span><text:span text:style-name="T65">hd</text:span><text:span text:style-name="T36">;</text:span></text:p>
      <text:p text:style-name="P19"><text:span text:style-name="T34"><text:s text:c="16"/></text:span><text:span text:style-name="T65">topOfStack</text:span><text:span text:style-name="T34"> </text:span><text:span text:style-name="T36">=</text:span><text:span text:style-name="T34"> </text:span><text:span text:style-name="T65">topOfStack</text:span><text:span text:style-name="T36">-&gt;</text:span><text:span text:style-name="T65">tl</text:span><text:span text:style-name="T36">;</text:span></text:p>
      <text:p text:style-name="P19"><text:span text:style-name="T34"><text:s text:c="16"/></text:span><text:span text:style-name="T32">delete</text:span><text:span text:style-name="T34"> </text:span><text:span text:style-name="T36">oldTop-&gt;</text:span><text:span text:style-name="T65">hd</text:span><text:span text:style-name="T36">;</text:span></text:p>
      <text:p text:style-name="P19"><text:span text:style-name="T34"><text:s text:c="16"/></text:span><text:span text:style-name="T32">delete</text:span><text:span text:style-name="T34"> </text:span><text:span text:style-name="T36">oldTop;</text:span></text:p>
      <text:p text:style-name="P19"><text:span text:style-name="T34"><text:s text:c="16"/></text:span><text:span text:style-name="T32">return</text:span><text:span text:style-name="T34"> </text:span><text:span text:style-name="T36">r;</text:span></text:p>
      <text:p text:style-name="P19"><text:span text:style-name="T34"><text:s text:c="12"/></text:span><text:span text:style-name="T36">}</text:span></text:p>
      <text:p text:style-name="P19"><text:span text:style-name="T34"><text:s text:c="8"/></text:span><text:span text:style-name="T36">}</text:span></text:p>
      <text:p text:style-name="P19"><text:span text:style-name="T34"><text:s text:c="8"/></text:span><text:span text:style-name="T32">void</text:span><text:span text:style-name="T34"> </text:span><text:span text:style-name="T36">push</text:span><text:span text:style-name="T34"> </text:span><text:span text:style-name="T36">(</text:span><text:span text:style-name="T32">const</text:span><text:span text:style-name="T34"> </text:span><text:span text:style-name="T31">Elem</text:span><text:span text:style-name="T34"> </text:span><text:span text:style-name="T36">&amp;x){</text:span></text:p>
      <text:p text:style-name="P19"><text:span text:style-name="T34"><text:s text:c="12"/></text:span><text:span text:style-name="T31">node</text:span><text:span text:style-name="T34"> </text:span><text:span text:style-name="T36">*p;</text:span></text:p>
      <text:p text:style-name="P19"><text:span text:style-name="T34"><text:s text:c="12"/></text:span><text:span text:style-name="T36">p</text:span><text:span text:style-name="T34"> </text:span><text:span text:style-name="T36">=</text:span><text:span text:style-name="T34"> </text:span><text:span text:style-name="T65">topOfStack</text:span><text:span text:style-name="T36">;</text:span></text:p>
      <text:p text:style-name="P19"><text:span text:style-name="T34"><text:s text:c="12"/></text:span><text:span text:style-name="T65">topOfStack</text:span><text:span text:style-name="T34"> </text:span><text:span text:style-name="T36">=</text:span><text:span text:style-name="T34"> </text:span><text:span text:style-name="T32">new</text:span><text:span text:style-name="T34"> </text:span><text:span text:style-name="T31">node</text:span><text:span text:style-name="T36">;</text:span></text:p>
      <text:p text:style-name="P19"><text:span text:style-name="T34"><text:s text:c="12"/></text:span><text:span text:style-name="T32">if</text:span><text:span text:style-name="T34"> </text:span><text:span text:style-name="T36">(</text:span><text:span text:style-name="T34"> </text:span><text:span text:style-name="T65">topOfStack</text:span><text:span text:style-name="T34"> </text:span><text:span text:style-name="T36">!=</text:span><text:span text:style-name="T34"> </text:span><text:span text:style-name="T56">NULL</text:span><text:span text:style-name="T36">)</text:span><text:span text:style-name="T34"> <text:s text:c="3"/></text:span><text:span text:style-name="T36">{</text:span></text:p>
      <text:p text:style-name="P19"><text:span text:style-name="T34"><text:s text:c="16"/></text:span><text:span text:style-name="T65">topOfStack</text:span><text:span text:style-name="T36">-&gt;</text:span><text:span text:style-name="T65">hd</text:span><text:span text:style-name="T34"> </text:span><text:span text:style-name="T36">=</text:span><text:span text:style-name="T34"> </text:span><text:span text:style-name="T32">new</text:span><text:span text:style-name="T34"> </text:span><text:span text:style-name="T31">Elem</text:span><text:span text:style-name="T36">;</text:span></text:p>
      <text:p text:style-name="P19"><text:span text:style-name="T34"><text:s text:c="16"/></text:span><text:span text:style-name="T36">*</text:span><text:span text:style-name="T65">topOfStack</text:span><text:span text:style-name="T36">-&gt;</text:span><text:span text:style-name="T65">hd</text:span><text:span text:style-name="T34"> </text:span><text:span text:style-name="T36">=</text:span><text:span text:style-name="T34"> </text:span><text:span text:style-name="T36">x;</text:span></text:p>
      <text:p text:style-name="P19"><text:span text:style-name="T34"><text:s text:c="16"/></text:span><text:span text:style-name="T65">topOfStack</text:span><text:span text:style-name="T36">-&gt;</text:span><text:span text:style-name="T65">tl</text:span><text:span text:style-name="T34"> </text:span><text:span text:style-name="T36">=</text:span><text:span text:style-name="T34"> </text:span><text:span text:style-name="T36">p;</text:span></text:p>
      <text:p text:style-name="P19"><text:span text:style-name="T34"><text:s text:c="12"/></text:span><text:span text:style-name="T36">}</text:span></text:p>
      <text:p text:style-name="P19"><text:soft-page-break/><text:span text:style-name="T34"><text:s text:c="12"/></text:span><text:span text:style-name="T32">else</text:span><text:span text:style-name="T34"> </text:span><text:span text:style-name="T36">{</text:span></text:p>
      <text:p text:style-name="P19"><text:span text:style-name="T34"><text:s text:c="16"/></text:span><text:span text:style-name="T31">std</text:span><text:span text:style-name="T36">::</text:span>cerr<text:span text:style-name="T34"> </text:span><text:span text:style-name="T36">&lt;&lt;</text:span><text:span text:style-name="T34"> </text:span><text:span text:style-name="T53">"Memory</text:span><text:span text:style-name="T34"> </text:span><text:span text:style-name="T53">not</text:span><text:span text:style-name="T34"> </text:span><text:span text:style-name="T53">enough\n"</text:span><text:span text:style-name="T36">;</text:span></text:p>
      <text:p text:style-name="P19"><text:span text:style-name="T34"><text:s text:c="16"/></text:span><text:span text:style-name="T36">exit(</text:span><text:span text:style-name="T56">1</text:span><text:span text:style-name="T36">);</text:span></text:p>
      <text:p text:style-name="P19"><text:span text:style-name="T34"><text:s text:c="12"/></text:span><text:span text:style-name="T36">}</text:span></text:p>
      <text:p text:style-name="P19"><text:span text:style-name="T34"><text:s text:c="8"/></text:span><text:span text:style-name="T36">}</text:span></text:p>
      <text:p text:style-name="P19"><text:span text:style-name="T34"><text:s text:c="8"/></text:span><text:span text:style-name="T32">bool</text:span><text:span text:style-name="T34"> </text:span><text:span text:style-name="T36">isNull(</text:span><text:span text:style-name="T32">void</text:span><text:span text:style-name="T36">){</text:span></text:p>
      <text:p text:style-name="P19"><text:span text:style-name="T34"><text:s text:c="12"/></text:span><text:span text:style-name="T32">return</text:span><text:span text:style-name="T34"> </text:span><text:span text:style-name="T36">(</text:span><text:span text:style-name="T65">topOfStack</text:span><text:span text:style-name="T34"> </text:span><text:span text:style-name="T36">==</text:span><text:span text:style-name="T34"> </text:span><text:span text:style-name="T56">NULL</text:span><text:span text:style-name="T36">)</text:span><text:span text:style-name="T34"> </text:span><text:span text:style-name="T36">;</text:span></text:p>
      <text:p text:style-name="P19"><text:span text:style-name="T34"><text:s text:c="8"/></text:span><text:span text:style-name="T36">}</text:span></text:p>
      <text:p text:style-name="P19"><text:span text:style-name="T34"><text:s text:c="8"/></text:span><text:span text:style-name="T32">void</text:span><text:span text:style-name="T34"> </text:span><text:span text:style-name="T36">destroy</text:span><text:span text:style-name="T34"> </text:span><text:span text:style-name="T36">(</text:span><text:span text:style-name="T32">void</text:span><text:span text:style-name="T36">){</text:span></text:p>
      <text:p text:style-name="P19"><text:span text:style-name="T34"><text:s text:c="12"/></text:span><text:span text:style-name="T32">while</text:span><text:span text:style-name="T34"> </text:span><text:span text:style-name="T36">(</text:span><text:span text:style-name="T34"> </text:span><text:span text:style-name="T65">topOfStack</text:span><text:span text:style-name="T34"> </text:span><text:span text:style-name="T36">!=</text:span><text:span text:style-name="T34"> </text:span><text:span text:style-name="T56">NULL</text:span><text:span text:style-name="T36">)</text:span><text:span text:style-name="T34"> </text:span><text:span text:style-name="T36">{</text:span></text:p>
      <text:p text:style-name="P19"><text:span text:style-name="T34"><text:s text:c="16"/></text:span><text:span text:style-name="T36">pop();</text:span></text:p>
      <text:p text:style-name="P19"><text:span text:style-name="T34"><text:s text:c="12"/></text:span><text:span text:style-name="T36">}</text:span></text:p>
      <text:p text:style-name="P19"><text:span text:style-name="T34"><text:s text:c="8"/></text:span><text:span text:style-name="T36">}</text:span></text:p>
      <text:p text:style-name="P19"><text:span text:style-name="T34"><text:s text:c="4"/></text:span><text:span text:style-name="T36">};</text:span></text:p>
      <text:p text:style-name="P17">}</text:p>
      <text:p text:style-name="P76">//<text:span text:style-name="T34"> </text:span></text:p>
      <text:p text:style-name="P19"><text:span text:style-name="T53">//</text:span><text:span text:style-name="T34"> </text:span><text:span text:style-name="T53">Лабораторная</text:span><text:span text:style-name="T34"> </text:span><text:span text:style-name="T53">работа</text:span><text:span text:style-name="T34"> </text:span><text:span text:style-name="T53">№3</text:span></text:p>
      <text:p text:style-name="P19"><text:span text:style-name="T53">//</text:span><text:span text:style-name="T34"> </text:span><text:span text:style-name="T53">main.cpp</text:span></text:p>
      <text:p text:style-name="P19"><text:span text:style-name="T53">//</text:span><text:span text:style-name="T34"> </text:span><text:span text:style-name="T53">Тимофеев</text:span><text:span text:style-name="T34"> </text:span><text:span text:style-name="T53">Дмитрий,</text:span><text:span text:style-name="T34"> </text:span><text:span text:style-name="T53">группа</text:span><text:span text:style-name="T34"> </text:span><text:span text:style-name="T53">6383</text:span></text:p>
      <text:p text:style-name="P19"><text:span text:style-name="T53">//</text:span><text:span text:style-name="T34"> </text:span><text:span text:style-name="T53">06.10.17</text:span></text:p>
      <text:p text:style-name="P15">//</text:p>
      <text:p text:style-name="P19"><text:span text:style-name="T53">//</text:span><text:span text:style-name="T34"> </text:span><text:span text:style-name="T53">Линейные</text:span><text:span text:style-name="T34"> </text:span><text:span text:style-name="T53">структуры</text:span><text:span text:style-name="T34"> </text:span><text:span text:style-name="T53">данных:</text:span><text:span text:style-name="T34"> </text:span><text:span text:style-name="T53">стек,</text:span><text:span text:style-name="T34"> </text:span><text:span text:style-name="T53">очередь,</text:span><text:span text:style-name="T34"> </text:span><text:span text:style-name="T53">дек.</text:span><text:span text:style-name="T34"> </text:span></text:p>
      <text:p text:style-name="P19"><text:span text:style-name="T56">#include</text:span><text:span text:style-name="T34"> </text:span><text:span text:style-name="T53">&lt;iostream&gt;</text:span></text:p>
      <text:p text:style-name="P19"><text:span text:style-name="T56">#include</text:span><text:span text:style-name="T53">&lt;fstream&gt;</text:span></text:p>
      <text:p text:style-name="P19"><text:span text:style-name="T56">#include</text:span><text:span text:style-name="T53">"stack.h"</text:span></text:p>
      <text:p text:style-name="P19"><text:span text:style-name="T32">char</text:span><text:span text:style-name="T34"> </text:span><text:span text:style-name="T36">readString(</text:span>stack<text:span text:style-name="T36">::</text:span>Stack<text:span text:style-name="T36">&lt;</text:span><text:span text:style-name="T32">char</text:span><text:span text:style-name="T36">&gt;</text:span><text:span text:style-name="T34"> </text:span><text:span text:style-name="T36">&amp;st,</text:span><text:span text:style-name="T34"> </text:span><text:span text:style-name="T31">std</text:span><text:span text:style-name="T36">::</text:span><text:span text:style-name="T31">istream</text:span><text:span text:style-name="T34"> </text:span><text:span text:style-name="T36">&amp;in){</text:span></text:p>
      <text:p text:style-name="P19"><text:span text:style-name="T34"><text:s text:c="4"/></text:span><text:span text:style-name="T32">while</text:span><text:span text:style-name="T36">(</text:span><text:span text:style-name="T32">true</text:span><text:span text:style-name="T36">){</text:span></text:p>
      <text:p text:style-name="P19"><text:span text:style-name="T34"><text:s text:c="8"/></text:span><text:span text:style-name="T32">char</text:span><text:span text:style-name="T34"> </text:span><text:span text:style-name="T36">c=in.get();</text:span></text:p>
      <text:p text:style-name="P19"><text:span text:style-name="T34"><text:s text:c="8"/></text:span><text:span text:style-name="T32">if</text:span><text:span text:style-name="T36">(c==</text:span>EOF<text:span text:style-name="T36">||c==</text:span><text:span text:style-name="T53">'\n'</text:span><text:span text:style-name="T36">)</text:span><text:span text:style-name="T32">return</text:span><text:span text:style-name="T34"> </text:span><text:span text:style-name="T36">c;</text:span></text:p>
      <text:p text:style-name="P19"><text:span text:style-name="T34"><text:s text:c="8"/></text:span><text:span text:style-name="T36">st.</text:span>push<text:span text:style-name="T36">(c);</text:span></text:p>
      <text:p text:style-name="P19"><text:span text:style-name="T34"><text:s text:c="4"/></text:span><text:span text:style-name="T36">}</text:span></text:p>
      <text:p text:style-name="P17">}</text:p>
      <text:p text:style-name="P19"><text:span text:style-name="T32">void</text:span><text:span text:style-name="T34"> </text:span><text:span text:style-name="T36">writeString(</text:span>stack<text:span text:style-name="T36">::</text:span>Stack<text:span text:style-name="T36">&lt;</text:span><text:span text:style-name="T32">char</text:span><text:span text:style-name="T36">&gt;</text:span><text:span text:style-name="T34"> </text:span><text:span text:style-name="T36">&amp;st,</text:span><text:span text:style-name="T34"> </text:span><text:span text:style-name="T31">std</text:span><text:span text:style-name="T36">::</text:span><text:span text:style-name="T31">ostream</text:span><text:span text:style-name="T34"> </text:span><text:span text:style-name="T36">&amp;out){</text:span></text:p>
      <text:p text:style-name="P19"><text:span text:style-name="T34"><text:s text:c="4"/></text:span><text:span text:style-name="T32">while</text:span><text:span text:style-name="T36">(!st.</text:span>isNull<text:span text:style-name="T36">())out.put(st.</text:span>pop<text:span text:style-name="T36">());</text:span></text:p>
      <text:p text:style-name="P19"><text:span text:style-name="T34"><text:s text:c="4"/></text:span><text:span text:style-name="T36">out.put(</text:span><text:span text:style-name="T53">'\n'</text:span><text:span text:style-name="T36">);</text:span></text:p>
      <text:p text:style-name="P17">}</text:p>
      <text:p text:style-name="P19"><text:span text:style-name="T32">void</text:span><text:span text:style-name="T34"> </text:span><text:span text:style-name="T36">proc(</text:span><text:span text:style-name="T31">std</text:span><text:span text:style-name="T36">::</text:span><text:span text:style-name="T31">istream</text:span><text:span text:style-name="T34"> </text:span><text:span text:style-name="T36">&amp;in,</text:span><text:span text:style-name="T31">std</text:span><text:span text:style-name="T36">::</text:span><text:span text:style-name="T31">ostream</text:span><text:span text:style-name="T34"> </text:span><text:span text:style-name="T36">&amp;out){</text:span></text:p>
      <text:p text:style-name="P19"><text:span text:style-name="T34"><text:s text:c="4"/></text:span>stack<text:span text:style-name="T36">::</text:span>Stack<text:span text:style-name="T36">&lt;</text:span><text:span text:style-name="T32">char</text:span><text:span text:style-name="T36">&gt;</text:span><text:span text:style-name="T34"> </text:span><text:span text:style-name="T36">stack;</text:span></text:p>
      <text:p text:style-name="P19"><text:span text:style-name="T34"><text:s text:c="4"/></text:span><text:span text:style-name="T32">char</text:span><text:span text:style-name="T34"> </text:span><text:span text:style-name="T36">ret;</text:span></text:p>
      <text:p text:style-name="P19"><text:span text:style-name="T34"><text:s text:c="4"/></text:span><text:span text:style-name="T32">do</text:span><text:span text:style-name="T36">{</text:span></text:p>
      <text:p text:style-name="P19"><text:span text:style-name="T34"><text:s text:c="8"/></text:span><text:span text:style-name="T36">ret=readString(stack,</text:span><text:span text:style-name="T34"> </text:span><text:span text:style-name="T36">in);</text:span></text:p>
      <text:p text:style-name="P19"><text:span text:style-name="T34"><text:s text:c="8"/></text:span><text:span text:style-name="T36">writeString(stack,</text:span><text:span text:style-name="T34"> </text:span><text:span text:style-name="T36">out);</text:span></text:p>
      <text:p text:style-name="P19"><text:span text:style-name="T34"><text:s text:c="4"/></text:span><text:span text:style-name="T36">}</text:span><text:span text:style-name="T32">while</text:span><text:span text:style-name="T36">(ret!=</text:span>EOF<text:span text:style-name="T36">);</text:span></text:p>
      <text:p text:style-name="P17">}</text:p>
      <text:p text:style-name="P19"><text:span text:style-name="T32">int</text:span><text:span text:style-name="T34"> </text:span><text:span text:style-name="T36">main()</text:span></text:p>
      <text:p text:style-name="P17">{</text:p>
      <text:p text:style-name="P19"><text:span text:style-name="T34"><text:s text:c="4"/></text:span><text:span text:style-name="T31">std</text:span><text:span text:style-name="T36">::</text:span><text:span text:style-name="T31">ifstream</text:span><text:span text:style-name="T34"> </text:span><text:span text:style-name="T36">input</text:span><text:span text:style-name="T34"> </text:span><text:span text:style-name="T36">(</text:span><text:span text:style-name="T53">"input.txt"</text:span><text:span text:style-name="T36">);</text:span></text:p>
      <text:p text:style-name="P19"><text:span text:style-name="T34"><text:s text:c="4"/></text:span><text:span text:style-name="T31">std</text:span><text:span text:style-name="T36">::</text:span><text:span text:style-name="T31">ofstream</text:span><text:span text:style-name="T34"> </text:span><text:span text:style-name="T36">output(</text:span><text:span text:style-name="T53">"output.txt"</text:span><text:span text:style-name="T36">);</text:span></text:p>
      <text:p text:style-name="P19"><text:span text:style-name="T34"><text:s text:c="4"/></text:span><text:span text:style-name="T32">if</text:span><text:span text:style-name="T36">(!input){</text:span></text:p>
      <text:p text:style-name="P19"><text:span text:style-name="T34"><text:s text:c="8"/></text:span><text:span text:style-name="T31">std</text:span><text:span text:style-name="T36">::</text:span>cout<text:span text:style-name="T36">&lt;&lt;</text:span><text:span text:style-name="T53">"Входной</text:span><text:span text:style-name="T34"> </text:span><text:span text:style-name="T53">файл</text:span><text:span text:style-name="T34"> </text:span><text:span text:style-name="T53">не</text:span><text:span text:style-name="T34"> </text:span><text:span text:style-name="T53">открыт!"</text:span><text:span text:style-name="T36">&lt;&lt;</text:span><text:span text:style-name="T31">std</text:span><text:span text:style-name="T36">::</text:span>endl<text:span text:style-name="T36">;</text:span></text:p>
      <text:p text:style-name="P19"><text:span text:style-name="T34"><text:s text:c="8"/></text:span><text:span text:style-name="T32">return</text:span><text:span text:style-name="T34"> </text:span><text:span text:style-name="T36">-</text:span><text:span text:style-name="T56">1</text:span><text:span text:style-name="T36">;</text:span></text:p>
      <text:p text:style-name="P19"><text:span text:style-name="T34"><text:s text:c="4"/></text:span><text:span text:style-name="T36">}</text:span></text:p>
      <text:p text:style-name="P19"><text:span text:style-name="T34"><text:s text:c="4"/></text:span><text:span text:style-name="T36">proc(input,output);</text:span></text:p>
      <text:p text:style-name="P19"><text:span text:style-name="T34"><text:s text:c="4"/></text:span><text:span text:style-name="T32">return</text:span><text:span text:style-name="T34"> </text:span><text:span text:style-name="T56">0</text:span><text:span text:style-name="T36">;</text:span></text:p>
      <text:p text:style-name="P17">}</text:p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imSun1" svg:font-family="SimSun"/>
    <style:font-face style:name="Symbol" svg:font-family="Symbol" style:font-family-generic="roman"/>
    <style:font-face style:name="Times New Roman" svg:font-family="'Times New Roman'" style:font-family-generic="roman"/>
    <style:font-face style:name="Andale Mono" svg:font-family="'Andale Mono'" style:font-pitch="fixed"/>
    <style:font-face style:name="Arial3" svg:font-family="Arial" style:font-pitch="variable"/>
    <style:font-face style:name="SimSun" svg:font-family="SimSu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Noto Sans Mono CJK TC Regular" svg:font-family="'Noto Sans Mono CJK TC Regular'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head_20_1" draw:display-name="Arrowhead 1" svg:viewBox="0 0 80 80" svg:d="M80 40c0-22-18-40-40-40s-40 18-40 40 18 40 40 40 40-18 40-40z"/>
    <draw:marker draw:name="Arrowhead_20_10" draw:display-name="Arrowhead 10" svg:viewBox="0 0 80 80" svg:d="M80 40c0-22-18-40-40-40s-40 18-40 40 18 40 40 40 40-18 40-40z"/>
    <draw:marker draw:name="Arrowhead_20_11" draw:display-name="Arrowhead 11" svg:viewBox="0 0 80 80" svg:d="M80 40c0-22-18-40-40-40s-40 18-40 40 18 40 40 40 40-18 40-40z"/>
    <draw:marker draw:name="Arrowhead_20_12" draw:display-name="Arrowhead 12" svg:viewBox="0 0 80 80" svg:d="M80 40c0-22-18-40-40-40s-40 18-40 40 18 40 40 40 40-18 40-40z"/>
    <draw:marker draw:name="Arrowhead_20_2" draw:display-name="Arrowhead 2" svg:viewBox="0 0 80 80" svg:d="M80 40c0-22-18-40-40-40s-40 18-40 40 18 40 40 40 40-18 40-40z"/>
    <draw:marker draw:name="Arrowhead_20_3" draw:display-name="Arrowhead 3" svg:viewBox="0 0 80 80" svg:d="M80 40c0-22-18-40-40-40s-40 18-40 40 18 40 40 40 40-18 40-40z"/>
    <draw:marker draw:name="Arrowhead_20_4" draw:display-name="Arrowhead 4" svg:viewBox="0 0 80 80" svg:d="M80 40c0-22-18-40-40-40s-40 18-40 40 18 40 40 40 40-18 40-40z"/>
    <draw:marker draw:name="Arrowhead_20_5" draw:display-name="Arrowhead 5" svg:viewBox="0 0 80 80" svg:d="M80 40c0-22-18-40-40-40s-40 18-40 40 18 40 40 40 40-18 40-40z"/>
    <draw:marker draw:name="Arrowhead_20_6" draw:display-name="Arrowhead 6" svg:viewBox="0 0 80 80" svg:d="M80 40c0-22-18-40-40-40s-40 18-40 40 18 40 40 40 40-18 40-40z"/>
    <draw:marker draw:name="Arrowhead_20_7" draw:display-name="Arrowhead 7" svg:viewBox="0 0 80 80" svg:d="M80 40c0-22-18-40-40-40s-40 18-40 40 18 40 40 40 40-18 40-40z"/>
    <draw:marker draw:name="Arrowhead_20_8" draw:display-name="Arrowhead 8" svg:viewBox="0 0 80 80" svg:d="M80 40c0-22-18-40-40-40s-40 18-40 40 18 40 40 40 40-18 40-40z"/>
    <draw:marker draw:name="Arrowhead_20_9" draw:display-name="Arrowhead 9" svg:viewBox="0 0 80 80" svg:d="M80 40c0-22-18-40-40-40s-40 18-40 40 18 40 40 40 40-18 40-40z"/>
    <draw:marker draw:name="msArrowEnd_20_1" draw:display-name="msArrowEnd 1" svg:viewBox="0 0 80 80" svg:d="M40 0l40 80h-80z"/>
    <draw:marker draw:name="msArrowEnd_20_5" draw:display-name="msArrowEnd 5" svg:viewBox="0 0 120 120" svg:d="M60 0l60 120h-120z"/>
    <draw:marker draw:name="msArrowOvalEnd_20_1" draw:display-name="msArrowOvalEnd 1" svg:viewBox="0 0 80 80" svg:d="M80 40c0-22-18-40-40-40s-40 18-40 40 18 40 40 40 40-18 40-4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font-name="Times New Roman1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WW8Num1z0" style:family="text">
      <style:text-properties fo:font-size="14pt" fo:language="en" fo:country="US" style:font-size-asian="14pt" style:font-size-complex="14pt"/>
    </style:style>
    <style:style style:name="WW8Num8z0" style:family="text">
      <style:text-properties style:font-name="Wingdings" fo:font-family="Wingdings" style:font-charset="x-symbol" fo:font-size="14pt" fo:language="ru" fo:country="RU" style:font-size-asian="14pt" style:language-asian="ru" style:country-asian="RU" style:font-name-complex="Wingdings" style:font-family-complex="Wingdings" style:font-charset-complex="x-symbol" style:font-size-complex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8.25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">
        <style:list-level-properties text:list-level-position-and-space-mode="label-alignment">
          <style:list-level-label-alignment text:label-followed-by="listtab" text:list-tab-stop-position="1.27cm" fo:text-indent="-0.741cm" fo:margin-left="2.01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.75cm" fo:margin-bottom="0cm" loext:contextual-spacing="false" fo:line-height="100%" fo:text-align="end" style:justify-single-word="false" fo:text-indent="0cm" style:auto-text-indent="false" fo:break-before="page" fo:padding="0cm" fo:border="none"/>
      <style:text-properties style:text-position="0% 100%" style:font-name="Times New Roman1" fo:font-size="12pt" fo:font-weight="normal" style:font-name-asian="Times New Roman2" style:font-size-asian="12pt" style:font-weight-asian="normal" style:font-name-complex="Times New Roman2" style:font-size-complex="12pt"/>
    </style:style>
    <style:style style:name="MP2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>
        <style:tab-stops>
          <style:tab-stop style:position="17.002cm" style:type="right"/>
        </style:tab-stops>
      </style:paragraph-properties>
      <style:text-properties fo:background-color="transparent"/>
    </style:style>
    <style:style style:name="MP3" style:family="paragraph" style:parent-style-name="Standard">
      <style:paragraph-properties fo:margin-top="0cm" fo:margin-bottom="1.251cm" loext:contextual-spacing="false" fo:line-height="100%" fo:padding="0cm" fo:border="none"/>
      <style:text-properties style:text-position="0% 100%" style:font-name="Times New Roman1" fo:font-size="12pt" fo:font-weight="normal" style:font-name-asian="Times New Roman2" style:font-size-asian="12pt" style:font-weight-asian="normal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1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shadow="none" fo:background-color="transparent" style:dynamic-spacing="true" draw:fill="none" draw:fill-color="#729fcf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2</text:page-number></text:p>
        <text:p text:style-name="MP3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07T00:02:26.886636636</dc:date>
    <meta:editing-duration>PT3H15M7S</meta:editing-duration>
    <meta:editing-cycles>31</meta:editing-cycles>
    <meta:document-statistic meta:table-count="2" meta:image-count="0" meta:object-count="0" meta:page-count="7" meta:paragraph-count="204" meta:word-count="881" meta:character-count="7278" meta:non-whitespace-character-count="5656"/>
  </office:meta>
</office:document-meta>
</file>